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eeeeee" draw:opacity="0%" draw:textarea-horizontal-align="justify" draw:textarea-vertical-align="top" draw:auto-grow-height="false" fo:min-height="21.85cm" fo:min-width="17.9cm"/>
    </style:style>
    <style:style style:name="gr2" style:family="graphic" style:parent-style-name="standard">
      <style:graphic-properties svg:stroke-opacity="0%" draw:fill-color="#ffaa95" draw:textarea-horizontal-align="justify" draw:textarea-vertical-align="top" draw:auto-grow-height="false" fo:min-height="9.65cm" fo:min-width="8.6cm"/>
    </style:style>
    <style:style style:name="gr3" style:family="graphic" style:parent-style-name="standard">
      <style:graphic-properties svg:stroke-opacity="0%" draw:fill-color="#ffaa95" draw:textarea-horizontal-align="justify" draw:textarea-vertical-align="middle" draw:auto-grow-height="false" fo:min-height="0.55cm" fo:min-width="1.7cm"/>
    </style:style>
    <style:style style:name="gr4" style:family="graphic" style:parent-style-name="standard">
      <style:graphic-properties svg:stroke-opacity="0%" draw:fill-color="#afd095" draw:textarea-horizontal-align="justify" draw:textarea-vertical-align="middle" draw:auto-grow-height="false" fo:min-height="0.55cm" fo:min-width="1.7cm"/>
    </style:style>
    <style:style style:name="gr5" style:family="graphic" style:parent-style-name="standard">
      <style:graphic-properties draw:fill-color="#fff5ce" draw:textarea-horizontal-align="justify" draw:textarea-vertical-align="middle" draw:auto-grow-height="false" fo:min-height="1.45cm" fo:min-width="4.8cm"/>
    </style:style>
    <style:style style:name="gr6" style:family="graphic" style:parent-style-name="standard">
      <style:graphic-properties svg:stroke-color="#333333" svg:stroke-opacity="0%" draw:fill-color="#1c1c1c" draw:textarea-horizontal-align="justify" draw:textarea-vertical-align="middle" draw:auto-grow-height="false" fo:min-height="2.55cm" fo:min-width="7.3cm"/>
    </style:style>
    <style:style style:name="gr7" style:family="graphic" style:parent-style-name="standard">
      <style:graphic-properties draw:fill-color="#fff5ce" draw:textarea-horizontal-align="justify" draw:textarea-vertical-align="middle" draw:auto-grow-height="false" fo:min-height="0.95cm" fo:min-width="3.7cm"/>
    </style:style>
    <style:style style:name="gr8" style:family="graphic" style:parent-style-name="standard">
      <style:graphic-properties draw:fill-color="#fff5ce" draw:textarea-horizontal-align="justify" draw:textarea-vertical-align="middle" draw:auto-grow-height="false" fo:min-height="0.75cm" fo:min-width="2.1cm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aa95" draw:textarea-horizontal-align="justify" draw:textarea-vertical-align="middle" draw:auto-grow-height="false" fo:min-height="0.75cm" fo:min-width="3.8cm" fo:padding-top="0.165cm" fo:padding-bottom="0.165cm" fo:padding-left="0.29cm" fo:padding-right="0.29cm"/>
    </style:style>
    <style:style style:name="gr11" style:family="graphic" style:parent-style-name="standard">
      <style:graphic-properties svg:stroke-opacity="0%" draw:fill-color="#ffaa95" draw:textarea-horizontal-align="justify" draw:textarea-vertical-align="top" draw:auto-grow-height="false" fo:min-height="5.85cm" fo:min-width="6.8cm"/>
    </style:style>
    <style:style style:name="gr12" style:family="graphic" style:parent-style-name="standard">
      <style:graphic-properties draw:fill-color="#fff5ce" draw:textarea-horizontal-align="justify" draw:textarea-vertical-align="middle" draw:auto-grow-height="false" fo:min-height="0.65cm" fo:min-width="2.482cm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0.65cm" fo:min-width="4.1cm"/>
    </style:style>
    <style:style style:name="gr14" style:family="graphic" style:parent-style-name="standard">
      <style:graphic-properties svg:stroke-opacity="0%" draw:fill-color="#ffaa95" draw:textarea-horizontal-align="justify" draw:textarea-vertical-align="middle" draw:auto-grow-height="false" fo:min-height="0.75cm" fo:min-width="3.4cm"/>
    </style:style>
    <style:style style:name="gr15" style:family="graphic" style:parent-style-name="standard">
      <style:graphic-properties svg:stroke-opacity="100%" draw:fill-color="#fff5ce" draw:textarea-horizontal-align="justify" draw:textarea-vertical-align="middle" draw:auto-grow-height="false" fo:min-height="0.55cm" fo:min-width="1.7cm"/>
    </style:style>
    <style:style style:name="gr16" style:family="graphic" style:parent-style-name="standard">
      <style:graphic-properties svg:stroke-opacity="0%" draw:fill-color="#ffff6d" draw:textarea-horizontal-align="justify" draw:textarea-vertical-align="middle" draw:auto-grow-height="false" fo:min-height="0.85cm" fo:min-width="2.8cm"/>
    </style:style>
    <style:style style:name="gr17" style:family="graphic" style:parent-style-name="standard">
      <style:graphic-properties svg:stroke-opacity="0%" draw:fill-color="#ffff6d" draw:textarea-horizontal-align="justify" draw:textarea-vertical-align="middle" draw:auto-grow-height="false" fo:min-height="0.75cm" fo:min-width="2.5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svg:stroke-opacity="0%" draw:fill-color="#ffff6d" draw:textarea-horizontal-align="justify" draw:textarea-vertical-align="middle" draw:auto-grow-height="false" fo:min-height="0.55cm" fo:min-width="3.2cm"/>
    </style:style>
    <style:style style:name="gr20" style:family="graphic" style:parent-style-name="standard">
      <style:graphic-properties svg:stroke-color="#ff3838" svg:stroke-opacity="0%" draw:fill="gradient" draw:fill-color="#ff3838" draw:fill-gradient-name="Gradient_20_2" draw:textarea-horizontal-align="justify" draw:textarea-vertical-align="middle" draw:auto-grow-height="false" fo:min-height="1.05cm" fo:min-width="2.8cm"/>
    </style:style>
    <style:style style:name="gr21" style:family="graphic" style:parent-style-name="standard">
      <style:graphic-properties svg:stroke-color="#ff3838" svg:stroke-opacity="0%" draw:fill-color="#ff3838" draw:textarea-horizontal-align="justify" draw:textarea-vertical-align="middle" draw:auto-grow-height="false" fo:min-height="0.55cm" fo:min-width="1.8cm"/>
    </style:style>
    <style:style style:name="gr22" style:family="graphic" style:parent-style-name="standard">
      <style:graphic-properties svg:stroke-color="#ff3838" svg:stroke-opacity="0%" draw:fill-color="#ff3838" draw:textarea-horizontal-align="justify" draw:textarea-vertical-align="middle" draw:auto-grow-height="false" fo:min-height="1.05cm" fo:min-width="2.8cm"/>
    </style:style>
    <style:style style:name="gr23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24" style:family="graphic" style:parent-style-name="standard">
      <style:graphic-properties svg:stroke-color="#158466" svg:stroke-opacity="0%" draw:fill-color="#158466" draw:textarea-horizontal-align="justify" draw:textarea-vertical-align="middle" draw:auto-grow-height="false" fo:min-height="0.55cm" fo:min-width="2cm"/>
    </style:style>
    <style:style style:name="gr25" style:family="graphic" style:parent-style-name="standard">
      <style:graphic-properties svg:stroke-opacity="0%" draw:fill-color="#fff5ce" draw:opacity="0%" draw:textarea-horizontal-align="justify" draw:textarea-vertical-align="middle" draw:auto-grow-height="false" fo:min-height="0.15cm" fo:min-width="1.6cm"/>
    </style:style>
    <style:style style:name="gr26" style:family="graphic" style:parent-style-name="standard">
      <style:graphic-properties svg:stroke-opacity="0%" draw:fill-color="#ffaa95" draw:textarea-horizontal-align="justify" draw:textarea-vertical-align="top" draw:auto-grow-height="false" fo:min-height="7.85cm" fo:min-width="8.6cm"/>
    </style:style>
    <style:style style:name="gr27" style:family="graphic" style:parent-style-name="standard">
      <style:graphic-properties draw:stroke="none" draw:fill="none" fo:min-height="0.735cm"/>
    </style:style>
    <style:style style:name="gr28" style:family="graphic" style:parent-style-name="standard">
      <style:graphic-properties draw:fill-color="#158466" draw:textarea-horizontal-align="justify" draw:textarea-vertical-align="middle" draw:auto-grow-height="false" fo:min-height="0.95cm" fo:min-width="2.9cm"/>
    </style:style>
    <style:style style:name="gr29" style:family="graphic" style:parent-style-name="standard">
      <style:graphic-properties svg:stroke-opacity="0%" draw:fill-color="#ffaa95" draw:textarea-horizontal-align="justify" draw:textarea-vertical-align="top" draw:auto-grow-height="false" fo:min-height="3.75cm" fo:min-width="6.8cm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ffaa95" draw:textarea-horizontal-align="justify" draw:textarea-vertical-align="middle" draw:auto-grow-height="false" fo:min-height="0.67cm" fo:min-width="3.92cm" fo:padding-top="0.165cm" fo:padding-bottom="0.165cm" fo:padding-left="0.29cm" fo:padding-right="0.29cm"/>
    </style:style>
    <style:style style:name="gr31" style:family="graphic" style:parent-style-name="standard">
      <style:graphic-properties svg:stroke-color="#ff3838" svg:stroke-opacity="0%" draw:fill-color="#ff3838" draw:textarea-horizontal-align="justify" draw:textarea-vertical-align="middle" draw:auto-grow-height="false" fo:min-height="1.05cm" fo:min-width="3.2cm"/>
    </style:style>
    <style:style style:name="gr32" style:family="graphic" style:parent-style-name="standard">
      <style:graphic-properties svg:stroke-opacity="0%" draw:fill-color="#ffaa95" draw:textarea-horizontal-align="justify" draw:textarea-vertical-align="top" draw:auto-grow-height="false" fo:min-height="10.55cm" fo:min-width="8.7cm"/>
    </style:style>
    <style:style style:name="gr33" style:family="graphic" style:parent-style-name="standard">
      <style:graphic-properties svg:stroke-opacity="0%" draw:fill-color="#ffaa95" draw:textarea-horizontal-align="justify" draw:textarea-vertical-align="top" draw:auto-grow-height="false" fo:min-height="8.45cm" fo:min-width="6.8cm"/>
    </style:style>
    <style:style style:name="gr34" style:family="graphic" style:parent-style-name="standard">
      <style:graphic-properties draw:fill-color="#fff5ce" draw:textarea-horizontal-align="justify" draw:textarea-vertical-align="middle" draw:auto-grow-height="false" fo:min-height="0.95cm" fo:min-width="3.4cm"/>
    </style:style>
    <style:style style:name="gr35" style:family="graphic" style:parent-style-name="standard">
      <style:graphic-properties draw:fill-color="#fff5ce" draw:textarea-horizontal-align="justify" draw:textarea-vertical-align="middle" draw:auto-grow-height="false" fo:min-height="0.75cm" fo:min-width="4.1cm"/>
    </style:style>
    <style:style style:name="gr36" style:family="graphic" style:parent-style-name="standard">
      <style:graphic-properties draw:fill-color="#fff5ce" draw:textarea-horizontal-align="justify" draw:textarea-vertical-align="middle" draw:auto-grow-height="false" fo:min-height="0.65cm" fo:min-width="3cm"/>
    </style:style>
    <style:style style:name="gr37" style:family="graphic" style:parent-style-name="standard">
      <style:graphic-properties draw:fill-color="#fff5ce" draw:textarea-horizontal-align="justify" draw:textarea-vertical-align="middle" draw:auto-grow-height="false" fo:min-height="0.55cm" fo:min-width="2.5cm"/>
    </style:style>
    <style:style style:name="gr38" style:family="graphic" style:parent-style-name="standard">
      <style:graphic-properties draw:fill-color="#ff3838" draw:textarea-horizontal-align="justify" draw:textarea-vertical-align="middle" draw:auto-grow-height="false" fo:min-height="0.55cm" fo:min-width="2.1cm"/>
    </style:style>
    <style:style style:name="gr39" style:family="graphic" style:parent-style-name="standard">
      <style:graphic-properties draw:fill-color="#ff3838" draw:textarea-horizontal-align="justify" draw:textarea-vertical-align="middle" draw:auto-grow-height="false" fo:min-height="0.55cm" fo:min-width="2.3cm"/>
    </style:style>
    <style:style style:name="gr40" style:family="graphic" style:parent-style-name="standard">
      <style:graphic-properties draw:fill-color="#fff5ce" draw:textarea-horizontal-align="justify" draw:textarea-vertical-align="middle" draw:auto-grow-height="false" fo:min-height="0.55cm" fo:min-width="2cm"/>
    </style:style>
    <style:style style:name="gr41" style:family="graphic" style:parent-style-name="standard">
      <style:graphic-properties draw:fill-color="#158466" draw:textarea-horizontal-align="justify" draw:textarea-vertical-align="middle" draw:auto-grow-height="false" fo:min-height="0.55cm" fo:min-width="1.9cm"/>
    </style:style>
    <style:style style:name="gr42" style:family="graphic" style:parent-style-name="standard">
      <style:graphic-properties draw:fill-color="#158466" draw:textarea-horizontal-align="justify" draw:textarea-vertical-align="middle" draw:auto-grow-height="false" fo:min-height="0.55cm" fo:min-width="1.7cm"/>
    </style:style>
    <style:style style:name="gr43" style:family="graphic" style:parent-style-name="standard">
      <style:graphic-properties draw:fill="gradient" draw:fill-color="#ff3838" draw:fill-gradient-name="Gradient_20_4" draw:textarea-horizontal-align="justify" draw:textarea-vertical-align="middle" draw:auto-grow-height="false" fo:min-height="0.85cm" fo:min-width="2.5cm"/>
    </style:style>
    <style:style style:name="gr44" style:family="graphic" style:parent-style-name="standard">
      <style:graphic-properties draw:fill-color="#fff5ce" draw:textarea-horizontal-align="justify" draw:textarea-vertical-align="middle" draw:auto-grow-height="false" fo:min-height="0.55cm" fo:min-width="4cm"/>
    </style:style>
    <style:style style:name="gr45" style:family="graphic" style:parent-style-name="standard">
      <style:graphic-properties svg:stroke-opacity="0%" draw:fill-color="#ffff6d" draw:textarea-horizontal-align="justify" draw:textarea-vertical-align="middle" draw:auto-grow-height="false" fo:min-height="0.75cm" fo:min-width="2.8cm"/>
    </style:style>
    <style:style style:name="gr46" style:family="graphic" style:parent-style-name="standard">
      <style:graphic-properties svg:stroke-opacity="0%" draw:fill-color="#ffff6d" draw:textarea-horizontal-align="justify" draw:textarea-vertical-align="middle" draw:auto-grow-height="false" fo:min-height="0.75cm" fo:min-width="2.7cm"/>
    </style:style>
    <style:style style:name="gr47" style:family="graphic" style:parent-style-name="standard">
      <style:graphic-properties svg:stroke-opacity="0%" draw:fill-color="#ffaa95" draw:textarea-horizontal-align="justify" draw:textarea-vertical-align="top" draw:auto-grow-height="false" fo:min-height="8.65cm" fo:min-width="6.8cm"/>
    </style:style>
    <style:style style:name="gr48" style:family="graphic" style:parent-style-name="standard">
      <style:graphic-properties draw:fill-color="#fff5ce" draw:textarea-horizontal-align="justify" draw:textarea-vertical-align="middle" draw:auto-grow-height="false" fo:min-height="0.65cm" fo:min-width="5cm"/>
    </style:style>
    <style:style style:name="gr49" style:family="graphic" style:parent-style-name="standard">
      <style:graphic-properties draw:fill-color="#fff5ce" draw:textarea-horizontal-align="justify" draw:textarea-vertical-align="middle" draw:auto-grow-height="false" fo:min-height="1.05cm" fo:min-width="5cm"/>
    </style:style>
    <style:style style:name="gr50" style:family="graphic" style:parent-style-name="standard">
      <style:graphic-properties draw:fill-color="#fff5ce" draw:textarea-horizontal-align="justify" draw:textarea-vertical-align="middle" draw:auto-grow-height="false" fo:min-height="1.05cm" fo:min-width="3cm"/>
    </style:style>
    <style:style style:name="gr51" style:family="graphic" style:parent-style-name="standard">
      <style:graphic-properties draw:fill-color="#158466" draw:textarea-horizontal-align="justify" draw:textarea-vertical-align="middle" draw:auto-grow-height="false" fo:min-height="1.05cm" fo:min-width="3cm"/>
    </style:style>
    <style:style style:name="gr52" style:family="graphic" style:parent-style-name="standard">
      <style:graphic-properties svg:stroke-opacity="0%" draw:fill-color="#ffaa95" draw:textarea-horizontal-align="justify" draw:textarea-vertical-align="top" draw:auto-grow-height="false" fo:min-height="5.95cm" fo:min-width="6.8cm"/>
    </style:style>
    <style:style style:name="gr53" style:family="graphic" style:parent-style-name="standard">
      <style:graphic-properties draw:fill-color="#fff5ce" draw:textarea-horizontal-align="justify" draw:textarea-vertical-align="middle" draw:auto-grow-height="false" fo:min-height="1.05cm" fo:min-width="4.5cm"/>
    </style:style>
    <style:style style:name="gr54" style:family="graphic" style:parent-style-name="standard">
      <style:graphic-properties draw:fill="gradient" draw:fill-color="#ff3838" draw:fill-gradient-name="Gradient_20_4" draw:textarea-horizontal-align="justify" draw:textarea-vertical-align="middle" draw:auto-grow-height="false" fo:min-height="0.95cm" fo:min-width="3.7cm"/>
    </style:style>
    <style:style style:name="gr55" style:family="graphic" style:parent-style-name="standard">
      <style:graphic-properties draw:fill-color="#fff5ce" draw:textarea-horizontal-align="justify" draw:textarea-vertical-align="middle" draw:auto-grow-height="false" fo:min-height="0.95cm" fo:min-width="5.5cm"/>
    </style:style>
    <style:style style:name="gr56" style:family="graphic" style:parent-style-name="standard">
      <style:graphic-properties svg:stroke-opacity="0%" draw:fill-color="#ffaa95" draw:textarea-horizontal-align="justify" draw:textarea-vertical-align="top" draw:auto-grow-height="false" fo:min-height="12.55cm" fo:min-width="8.6cm"/>
    </style:style>
    <style:style style:name="gr57" style:family="graphic" style:parent-style-name="standard">
      <style:graphic-properties svg:stroke-opacity="0%" draw:fill-color="#ffaa95" draw:textarea-horizontal-align="justify" draw:textarea-vertical-align="top" draw:auto-grow-height="false" fo:min-height="6.65cm" fo:min-width="6.8cm"/>
    </style:style>
    <style:style style:name="gr58" style:family="graphic" style:parent-style-name="standard">
      <style:graphic-properties draw:fill-color="#ff3838" draw:textarea-horizontal-align="justify" draw:textarea-vertical-align="middle" draw:auto-grow-height="false" fo:min-height="0.85cm" fo:min-width="2.5cm"/>
    </style:style>
    <style:style style:name="gr59" style:family="graphic" style:parent-style-name="standard">
      <style:graphic-properties draw:fill-color="#ffffd7" draw:textarea-horizontal-align="justify" draw:textarea-vertical-align="middle" draw:auto-grow-height="false" fo:min-height="0.85cm" fo:min-width="2.5cm"/>
    </style:style>
    <style:style style:name="gr60" style:family="graphic" style:parent-style-name="standard">
      <style:graphic-properties draw:fill="gradient" draw:fill-color="#ffffd7" draw:fill-gradient-name="Gradient_20_23" draw:textarea-horizontal-align="justify" draw:textarea-vertical-align="middle" draw:auto-grow-height="false" fo:min-height="0.85cm" fo:min-width="3.6cm"/>
    </style:style>
    <style:style style:name="gr61" style:family="graphic" style:parent-style-name="standard">
      <style:graphic-properties svg:stroke-opacity="0%" draw:fill-color="#ffdbb6" draw:opacity="100%" draw:textarea-horizontal-align="justify" draw:textarea-vertical-align="middle" draw:auto-grow-height="false" fo:min-height="0.35cm" fo:min-width="1.6cm"/>
    </style:style>
    <style:style style:name="gr62" style:family="graphic" style:parent-style-name="standard">
      <style:graphic-properties svg:stroke-opacity="0%" draw:fill-color="#ffdbb6" draw:opacity="100%" draw:textarea-horizontal-align="justify" draw:textarea-vertical-align="middle" draw:auto-grow-height="false" fo:min-height="0.35cm" fo:min-width="2cm"/>
    </style:style>
    <style:style style:name="gr63" style:family="graphic" style:parent-style-name="standard">
      <style:graphic-properties draw:fill-color="#ff3838" draw:textarea-horizontal-align="justify" draw:textarea-vertical-align="middle" draw:auto-grow-height="false" fo:min-height="0.85cm" fo:min-width="3.6cm"/>
    </style:style>
    <style:style style:name="gr64" style:family="graphic" style:parent-style-name="standard">
      <style:graphic-properties svg:stroke-color="#ff3838" svg:stroke-opacity="0%" draw:fill-color="#ff3838" draw:textarea-horizontal-align="justify" draw:textarea-vertical-align="middle" draw:auto-grow-height="false" fo:min-height="1.05cm" fo:min-width="4.6cm"/>
    </style:style>
    <style:style style:name="P1" style:family="paragraph">
      <style:paragraph-properties fo:text-align="end"/>
    </style:style>
    <style:style style:name="P2" style:family="paragraph">
      <loext:graphic-properties draw:fill-color="#eeeeee" draw:opacity="0%"/>
      <style:paragraph-properties fo:text-align="end"/>
      <style:text-properties style:font-name="Gentium Book Basic" fo:font-style="italic" style:font-style-asian="italic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-color="#ffaa95"/>
      <style:paragraph-properties fo:text-align="start"/>
      <style:text-properties style:font-name="Gentium Book Basic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aa95"/>
      <style:paragraph-properties fo:text-align="center"/>
      <style:text-properties style:font-name="Gentium Book Basic" fo:font-size="12pt" style:font-size-asian="12pt" style:font-size-complex="12pt"/>
    </style:style>
    <style:style style:name="P7" style:family="paragraph">
      <loext:graphic-properties draw:fill-color="#afd095"/>
      <style:paragraph-properties fo:text-align="center"/>
      <style:text-properties style:font-name="Gentium Book Basic" fo:font-size="12pt" style:font-size-asian="12pt" style:font-size-complex="12pt"/>
    </style:style>
    <style:style style:name="P8" style:family="paragraph">
      <loext:graphic-properties draw:fill-color="#fff5ce"/>
      <style:paragraph-properties fo:text-align="center"/>
      <style:text-properties style:font-name="Gentium Book Basic" fo:font-size="12pt" style:font-size-asian="12pt" style:font-size-complex="12pt"/>
    </style:style>
    <style:style style:name="P9" style:family="paragraph">
      <loext:graphic-properties draw:fill-color="#1c1c1c"/>
      <style:paragraph-properties fo:text-align="center"/>
      <style:text-properties style:font-name="Gentium Book Basic" fo:font-style="italic" style:font-style-asian="italic" style:font-style-complex="italic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faa95"/>
      <style:paragraph-properties fo:text-align="start"/>
      <style:text-properties style:font-name="Gentium Book Basic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2" style:family="paragraph">
      <loext:graphic-properties draw:fill-color="#ffff6d"/>
      <style:paragraph-properties fo:text-align="center"/>
      <style:text-properties style:font-name="Gentium Book Basic" fo:font-size="12pt" style:font-size-asian="12pt" style:font-size-complex="12pt"/>
    </style:style>
    <style:style style:name="P13" style:family="paragraph">
      <loext:graphic-properties draw:fill="gradient" draw:fill-color="#ff3838" draw:fill-gradient-name="Gradient_20_2"/>
      <style:paragraph-properties fo:text-align="center"/>
      <style:text-properties style:font-name="Gentium Book Basic" fo:font-size="12pt" style:font-size-asian="12pt" style:font-size-complex="12pt"/>
    </style:style>
    <style:style style:name="P14" style:family="paragraph">
      <loext:graphic-properties draw:fill-color="#ff3838"/>
      <style:paragraph-properties fo:text-align="center"/>
      <style:text-properties style:font-name="Gentium Book Basic" fo:font-size="12pt" style:font-size-asian="12pt" style:font-size-complex="12pt"/>
    </style:style>
    <style:style style:name="P15" style:family="paragraph">
      <loext:graphic-properties draw:fill="solid"/>
      <style:paragraph-properties fo:text-align="center"/>
      <style:text-properties style:font-name="Gentium Book Basic" fo:font-size="16pt" style:font-size-asian="16pt" style:font-size-complex="16pt"/>
    </style:style>
    <style:style style:name="P16" style:family="paragraph">
      <loext:graphic-properties draw:fill-color="#158466"/>
      <style:paragraph-properties fo:text-align="center"/>
      <style:text-properties style:font-name="Gentium Book Basic" fo:font-size="12pt" style:font-size-asian="12pt" style:font-size-complex="12pt"/>
    </style:style>
    <style:style style:name="P17" style:family="paragraph">
      <loext:graphic-properties draw:fill-color="#fff5ce" draw:opacity="0%"/>
      <style:paragraph-properties fo:text-align="center"/>
      <style:text-properties style:font-name="Gentium Book Basic" fo:font-size="10pt" style:font-size-asian="10pt" style:font-size-complex="10pt"/>
    </style:style>
    <style:style style:name="P18" style:family="paragraph">
      <loext:graphic-properties draw:fill="none"/>
    </style:style>
    <style:style style:name="P19" style:family="paragraph">
      <loext:graphic-properties draw:fill="gradient" draw:fill-color="#ff3838" draw:fill-gradient-name="Gradient_20_4"/>
      <style:paragraph-properties fo:text-align="center"/>
      <style:text-properties style:font-name="Gentium Book Basic" fo:font-size="12pt" style:font-size-asian="12pt" style:font-size-complex="12pt"/>
    </style:style>
    <style:style style:name="P20" style:family="paragraph">
      <loext:graphic-properties draw:fill-color="#fff5ce"/>
      <style:paragraph-properties fo:text-align="center"/>
      <style:text-properties style:font-name="Gentium Book Basic" fo:font-size="10pt" style:font-size-asian="10pt" style:font-size-complex="10pt"/>
    </style:style>
    <style:style style:name="P21" style:family="paragraph">
      <loext:graphic-properties draw:fill-color="#ffffd7"/>
      <style:paragraph-properties fo:text-align="center"/>
      <style:text-properties style:font-name="Gentium Book Basic" fo:font-size="12pt" style:font-size-asian="12pt" style:font-size-complex="12pt"/>
    </style:style>
    <style:style style:name="P22" style:family="paragraph">
      <loext:graphic-properties draw:fill="gradient" draw:fill-color="#ffffd7" draw:fill-gradient-name="Gradient_20_23"/>
      <style:paragraph-properties fo:text-align="center"/>
      <style:text-properties style:font-name="Gentium Book Basic" fo:font-size="12pt" style:font-size-asian="12pt" style:font-size-complex="12pt"/>
    </style:style>
    <style:style style:name="P23" style:family="paragraph">
      <loext:graphic-properties draw:fill-color="#ffdbb6" draw:opacity="100%"/>
      <style:paragraph-properties fo:text-align="center"/>
      <style:text-properties style:font-name="Gentium Book Basic" fo:font-size="7pt" style:font-size-asian="7pt" style:font-size-complex="7pt"/>
    </style:style>
    <style:style style:name="P24" style:family="paragraph">
      <loext:graphic-properties draw:fill-color="#ffdbb6" draw:opacity="100%"/>
      <style:paragraph-properties fo:text-align="center"/>
      <style:text-properties style:font-name="Gentium Book Basic" fo:font-size="8pt" style:font-size-asian="8pt" style:font-size-complex="8pt"/>
    </style:style>
    <style:style style:name="T1" style:family="text">
      <style:text-properties style:font-name="Gentium Book Basic" fo:font-style="italic" style:font-style-asian="italic" style:font-style-complex="italic"/>
    </style:style>
    <style:style style:name="T2" style:family="text">
      <style:text-properties style:font-name="Gentium Book Basic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Gentium Book Basic" fo:font-size="12pt" style:font-size-asian="12pt" style:font-size-complex="12pt"/>
    </style:style>
    <style:style style:name="T4" style:family="text">
      <style:text-properties style:font-name="Gentium Book Basic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5" style:family="text">
      <style:text-properties style:font-name="Gentium Book Basic" fo:font-size="12pt" fo:font-style="normal" style:text-underline-style="none" style:font-size-asian="12pt" style:font-style-asian="normal" style:font-size-complex="12pt" style:font-style-complex="normal"/>
    </style:style>
    <style:style style:name="T6" style:family="text">
      <style:text-properties style:font-name="Gentium Book Basic" fo:font-size="16pt" style:font-size-asian="16pt" style:font-size-complex="16pt"/>
    </style:style>
    <style:style style:name="T7" style:family="text">
      <style:text-properties style:font-name="Gentium Book Basic" fo:font-size="10pt" style:font-size-asian="10pt" style:font-size-complex="10pt"/>
    </style:style>
    <style:style style:name="T8" style:family="text">
      <style:text-properties style:font-name="Gentium Book Basic" fo:font-size="7pt" style:font-size-asian="7pt" style:font-size-complex="7pt"/>
    </style:style>
    <style:style style:name="T9" style:family="text">
      <style:text-properties style:font-name="Gentium Book Basic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8.4cm" svg:height="22.1cm" svg:x="1.2cm" svg:y="5.8cm">
          <text:p text:style-name="P1"><text:span text:style-name="T1">Déroulement partie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9.1cm" svg:height="9.9cm" svg:x="1.6cm" svg:y="10.7cm">
          <text:p text:style-name="P3"><text:span text:style-name="T2">Déplacement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2cm" svg:height="0.8cm" svg:x="1.4cm" svg:y="1.4cm">
          <text:p text:style-name="P5"><text:span text:style-name="T3">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0.8cm" svg:x="1.4cm" svg:y="2.6cm">
          <text:p text:style-name="P5"><text:span text:style-name="T3">Puzzl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3cm" svg:height="1.7cm" svg:x="3.5cm" svg:y="11.7cm">
          <text:p text:style-name="P5"><text:span text:style-name="T3">Mouvements gyroscopiques</text:span></text:p>
          <text:p text:style-name="P5"><text:span text:style-name="T3">du téléphon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7.8cm" svg:height="2.8cm" svg:x="7.2cm" svg:y="1.3cm">
          <text:p text:style-name="P5"><text:span text:style-name="T1">Schéma gameplay mécaniques :</text:span></text:p>
          <text:p text:style-name="P5"><text:span text:style-name="T1">Conduite risqué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4.2cm" svg:height="1.2cm" svg:x="6.1cm" svg:y="13.8cm">
          <text:p text:style-name="P5"><text:span text:style-name="T3">Bouton d’accélé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" draw:id="id1" draw:layer="layout" svg:width="2.6cm" svg:height="1cm" svg:x="2.3cm" svg:y="13.9cm">
          <text:p text:style-name="P5"><text:span text:style-name="T3">Vitess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" draw:id="id2" draw:layer="layout" svg:width="2.6cm" svg:height="1cm" svg:x="4.9cm" svg:y="16.3cm">
          <text:p text:style-name="P5"><text:span text:style-name="T3">Vitesse* X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3.6cm" svg:y1="14.9cm" svg:x2="6.2cm" svg:y2="16.3cm" draw:start-shape="id1" draw:start-glue-point="2" draw:end-shape="id2" draw:end-glue-point="0" svg:d="M3600 14900v700h2600v700" svg:viewBox="0 0 2601 1401">
          <text:p/>
        </draw:connector>
        <draw:connector draw:style-name="gr9" draw:text-style-name="P10" draw:layer="layout" draw:line-skew="-0.05cm" svg:x1="8.2cm" svg:y1="15cm" svg:x2="6.2cm" svg:y2="16.3cm" draw:start-shape="id3" draw:start-glue-point="2" draw:end-shape="id2" draw:end-glue-point="0" svg:d="M8200 15000v600h-2000v700" svg:viewBox="0 0 2001 1301">
          <text:p/>
        </draw:connector>
        <draw:custom-shape draw:style-name="gr10" draw:text-style-name="P6" xml:id="id4" draw:id="id4" draw:layer="layout" svg:width="4.3cm" svg:height="1cm" svg:x="4.02cm" svg:y="18.2cm">
          <text:p text:style-name="P5"><text:span text:style-name="T3">Risque &amp; récompense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6.2cm" svg:y1="17.3cm" svg:x2="6.17cm" svg:y2="18.2cm" draw:start-shape="id2" draw:start-glue-point="2" draw:end-shape="id4" draw:end-glue-point="0" svg:d="M6200 17300l-30 900" svg:viewBox="0 0 31 901">
          <text:p/>
        </draw:connector>
        <draw:custom-shape draw:style-name="gr11" draw:text-style-name="P11" xml:id="id7" draw:id="id7" draw:layer="layout" svg:width="7.3cm" svg:height="6.1cm" draw:transform="skewX (-0.00418879020478639) translate (11.492cm 14.5cm)">
          <text:p text:style-name="P3"><text:span text:style-name="T4">Obstacles</text:span></text:p>
          <text:p text:style-name="P3"><text:span text:style-name="T4"/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982cm" svg:height="0.9cm" svg:x="13.9cm" svg:y="17cm">
          <text:p text:style-name="P5"><text:span text:style-name="T3">Taille obstacle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1" draw:id="id11" draw:layer="layout" svg:width="4.6cm" svg:height="0.9cm" svg:x="13.1cm" svg:y="15.4cm">
          <text:p text:style-name="P5"><text:span text:style-name="T3">Apparition aléatoir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6" draw:id="id6" draw:layer="layout" svg:width="3.9cm" svg:height="1cm" svg:x="9.4cm" svg:y="22cm">
          <text:p text:style-name="P5"><text:span text:style-name="T3">Perte de vitesse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6.15cm" svg:y1="20.6cm" svg:x2="9.4cm" svg:y2="22.5cm" draw:start-shape="id5" draw:start-glue-point="2" draw:end-shape="id6" draw:end-glue-point="3" svg:d="M6150 20600v1900h3250" svg:viewBox="0 0 3251 1901">
          <text:p/>
        </draw:connector>
        <draw:connector draw:style-name="gr9" draw:text-style-name="P10" draw:layer="layout" svg:x1="15.168cm" svg:y1="20.6cm" svg:x2="13.3cm" svg:y2="22.5cm" draw:start-shape="id7" draw:start-glue-point="2" draw:end-shape="id6" draw:end-glue-point="1" svg:d="M15168 20600v1900h-1868" svg:viewBox="0 0 1869 1901">
          <text:p/>
        </draw:connector>
        <draw:custom-shape draw:style-name="gr15" draw:text-style-name="P8" draw:layer="layout" svg:width="2.2cm" svg:height="0.8cm" svg:x="1.4cm" svg:y="3.7cm">
          <text:p text:style-name="P5"><text:span text:style-name="T3">Éléments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8" draw:id="id8" draw:layer="layout" svg:width="3.3cm" svg:height="1.1cm" svg:x="4.218cm" svg:y="8.2cm">
          <text:p text:style-name="P5"><text:span text:style-name="T3">Measurem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9" draw:id="id9" draw:layer="layout" svg:width="3cm" svg:height="1cm" svg:x="9.618cm" svg:y="8.2cm">
          <text:p text:style-name="P5"><text:span text:style-name="T3">Réflex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0" draw:id="id10" draw:layer="layout" svg:width="3cm" svg:height="1cm" svg:x="14.818cm" svg:y="8.2cm">
          <text:p text:style-name="P5"><text:span text:style-name="T3">Précision</text:span>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svg:x1="5.868cm" svg:y1="9.3cm" svg:x2="6.15cm" svg:y2="10.7cm" draw:start-shape="id8" draw:start-glue-point="2" draw:end-shape="id5" svg:d="M5868 9300v700h282v700" svg:viewBox="0 0 283 1401">
          <text:p/>
        </draw:connector>
        <draw:connector draw:style-name="gr9" draw:text-style-name="P10" draw:layer="layout" draw:line-skew="-1.9cm" svg:x1="5.868cm" svg:y1="9.3cm" svg:x2="15.142cm" svg:y2="14.5cm" draw:start-shape="id8" draw:start-glue-point="2" draw:end-shape="id7" draw:end-glue-point="0" svg:d="M5868 9300v700h9274v4500" svg:viewBox="0 0 9275 5201">
          <text:p/>
        </draw:connector>
        <draw:connector draw:style-name="gr9" draw:text-style-name="P10" draw:layer="layout" draw:line-skew="0.05cm" svg:x1="11.118cm" svg:y1="9.2cm" svg:x2="6.15cm" svg:y2="10.7cm" draw:start-shape="id9" draw:start-glue-point="2" draw:end-shape="id5" draw:end-glue-point="0" svg:d="M11118 9200v800h-4968v700" svg:viewBox="0 0 4969 1501">
          <text:p/>
        </draw:connector>
        <draw:connector draw:style-name="gr9" draw:text-style-name="P10" draw:layer="layout" draw:line-skew="-1.85cm" svg:x1="16.318cm" svg:y1="9.2cm" svg:x2="15.142cm" svg:y2="14.5cm" draw:start-shape="id10" draw:start-glue-point="2" draw:end-shape="id7" draw:end-glue-point="0" svg:d="M16318 9200v800h-1176v4500" svg:viewBox="0 0 1177 5301">
          <text:p/>
        </draw:connector>
        <draw:custom-shape draw:style-name="gr19" draw:text-style-name="P12" draw:layer="layout" svg:width="3.7cm" svg:height="0.8cm" svg:x="1.4cm" svg:y="4.7cm">
          <text:p text:style-name="P5"><text:span text:style-name="T3">Capacités cogniti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4.6cm" svg:height="0.9cm" svg:x="13.018cm" svg:y="18.6cm">
          <text:p text:style-name="P5"><text:span text:style-name="T3">Temps limite x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12" draw:id="id12" draw:layer="layout" svg:width="3.3cm" svg:height="1.3cm" svg:x="5.6cm" svg:y="25.6cm">
          <text:p text:style-name="P5"><text:span text:style-name="T3">Score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line-skew="0.341cm" svg:x1="7.5cm" svg:y1="16.8cm" svg:x2="13.1cm" svg:y2="15.85cm" draw:start-shape="id2" draw:start-glue-point="1" draw:end-shape="id11" draw:end-glue-point="3" svg:d="M7500 16800h3141v-950h2459" svg:viewBox="0 0 5601 951">
          <text:p/>
        </draw:connector>
        <draw:custom-shape draw:style-name="gr21" draw:text-style-name="P14" draw:layer="layout" svg:width="2.3cm" svg:height="0.8cm" svg:x="1.4cm" svg:y="5.7cm">
          <text:p text:style-name="P5"><text:span text:style-name="T3">Objectif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xml:id="id13" draw:id="id13" draw:layer="layout" svg:width="3.3cm" svg:height="1.3cm" svg:x="13.7cm" svg:y="25.6cm">
          <text:p text:style-name="P5"><text:span text:style-name="T3">Distance</text:span></text:p>
          <draw:enhanced-geometry svg:viewBox="0 0 21600 21600" draw:type="rectangle" draw:enhanced-path="M 0 0 L 21600 0 21600 21600 0 21600 0 0 Z N"/>
        </draw:custom-shape>
        <draw:connector draw:style-name="gr23" draw:text-style-name="P15" xml:id="id14" draw:id="id14" draw:layer="layout" draw:type="line" svg:x1="8.9cm" svg:y1="26.25cm" svg:x2="13.7cm" svg:y2="26.25cm" draw:start-shape="id12" draw:start-glue-point="1" draw:end-shape="id13" draw:end-glue-point="3" svg:d="M8900 26250h4800" svg:viewBox="0 0 4801 1">
          <text:p text:style-name="P5"><text:span text:style-name="T6">Liés</text:span></text:p>
        </draw:connector>
        <draw:connector draw:style-name="gr9" draw:text-style-name="P10" draw:layer="layout" svg:x1="6.15cm" svg:y1="20.6cm" svg:x2="11.3cm" svg:y2="26.25cm" draw:start-shape="id5" draw:start-glue-point="2" draw:end-shape="id14" draw:end-glue-point="0" svg:d="M6150 20600v2702h5150v2948" svg:viewBox="0 0 5151 5651">
          <text:p/>
        </draw:connector>
        <draw:line draw:style-name="gr9" draw:text-style-name="P10" draw:layer="layout" svg:x1="19.3cm" svg:y1="6.1cm" svg:x2="19.4cm" svg:y2="27.2cm">
          <text:p/>
        </draw:line>
        <draw:custom-shape draw:style-name="gr24" draw:text-style-name="P16" draw:layer="layout" svg:width="2.5cm" svg:height="0.8cm" svg:x="1.4cm" svg:y="6.8cm">
          <text:p text:style-name="P5"><text:span text:style-name="T3">Récompenses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2.1cm" svg:height="0.4cm" svg:x="9.5cm" svg:y="16cm">
          <text:p text:style-name="P5"><text:span text:style-name="T7">Augmente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line-skew="-0.027cm" svg:x1="11.505cm" svg:y1="17.55cm" svg:x2="8.32cm" svg:y2="18.7cm" draw:start-shape="id7" draw:start-glue-point="3" draw:end-shape="id4" draw:end-glue-point="1" svg:d="M11505 17550h-1605v1150h-1580" svg:viewBox="0 0 3186 1151">
          <text:p/>
        </draw:connector>
        <draw:custom-shape draw:style-name="gr25" draw:text-style-name="P17" draw:layer="layout" svg:width="2.1cm" svg:height="0.4cm" svg:x="9cm" svg:y="18.1cm">
          <text:p text:style-name="P5"><text:span text:style-name="T7">Influenc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6" draw:text-style-name="P9" draw:layer="layout" svg:width="7.8cm" svg:height="2.8cm" svg:x="7.2cm" svg:y="1.3cm">
          <text:p text:style-name="P5"><text:span text:style-name="T1">Schéma gameplay mécaniques :</text:span></text:p>
          <text:p text:style-name="P5"><text:span text:style-name="T1">Pompes rapid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2cm" svg:height="0.8cm" svg:x="1.4cm" svg:y="1.4cm">
          <text:p text:style-name="P5"><text:span text:style-name="T3">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0.8cm" svg:x="1.4cm" svg:y="2.6cm">
          <text:p text:style-name="P5"><text:span text:style-name="T3">Puzzle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2cm" svg:height="0.8cm" svg:x="1.4cm" svg:y="3.7cm">
          <text:p text:style-name="P5"><text:span text:style-name="T3">Éléme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.7cm" svg:height="0.8cm" svg:x="1.4cm" svg:y="4.7cm">
          <text:p text:style-name="P5"><text:span text:style-name="T3">Capacités cogniti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2.3cm" svg:height="0.8cm" svg:x="1.4cm" svg:y="5.7cm">
          <text:p text:style-name="P5"><text:span text:style-name="T3">Object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2.5cm" svg:height="0.8cm" svg:x="1.4cm" svg:y="6.8cm">
          <text:p text:style-name="P5"><text:span text:style-name="T3">Récompens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17" draw:id="id17" draw:layer="layout" svg:width="3.3cm" svg:height="1.1cm" svg:x="9.5cm" svg:y="8cm">
          <text:p text:style-name="P5"><text:span text:style-name="T3">Measurem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xml:id="id18" draw:id="id18" draw:layer="layout" svg:width="9.1cm" svg:height="8.1cm" svg:x="2cm" svg:y="11.3cm">
          <text:p text:style-name="P3"><text:span text:style-name="T2">« Mashing »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5" draw:id="id15" draw:layer="layout" svg:width="5.3cm" svg:height="1.7cm" svg:x="4.1cm" svg:y="13cm">
          <text:p text:style-name="P5"><text:span text:style-name="T3">Appui répété sur l’écran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19.348cm" svg:y1="6.1cm" svg:x2="19.4cm" svg:y2="27.2cm">
          <text:p/>
        </draw:line>
        <draw:frame draw:style-name="gr27" draw:text-style-name="P18" draw:layer="layout" svg:width="5.324cm" svg:height="0.985cm" svg:x="13.9cm" svg:y="6.2cm">
          <draw:text-box>
            <text:p><text:span text:style-name="T1">Déroulement partie </text:span></text:p>
          </draw:text-box>
        </draw:frame>
        <draw:custom-shape draw:style-name="gr28" draw:text-style-name="P16" xml:id="id16" draw:id="id16" draw:layer="layout" svg:width="3.4cm" svg:height="1.2cm" svg:x="5cm" svg:y="15.9cm">
          <text:p text:style-name="P5"><text:span text:style-name="T3">Nombre pompe++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6.75cm" svg:y1="14.7cm" svg:x2="6.7cm" svg:y2="15.9cm" draw:start-shape="id15" draw:start-glue-point="2" draw:end-shape="id16" draw:end-glue-point="0" svg:d="M6750 14700l-50 1200" svg:viewBox="0 0 51 1201">
          <text:p/>
        </draw:connector>
        <draw:connector draw:style-name="gr9" draw:text-style-name="P10" draw:layer="layout" svg:x1="11.15cm" svg:y1="9.1cm" svg:x2="6.55cm" svg:y2="11.3cm" draw:start-shape="id17" draw:start-glue-point="2" draw:end-shape="id18" draw:end-glue-point="0" svg:d="M11150 9100v1100h-4600v1100" svg:viewBox="0 0 4601 2201">
          <text:p/>
        </draw:connector>
        <draw:custom-shape draw:style-name="gr29" draw:text-style-name="P11" xml:id="id19" draw:id="id19" draw:layer="layout" svg:width="7.3cm" svg:height="4cm" draw:transform="skewX (-0.00418879020478639) translate (11.583cm 14.4cm)">
          <text:p text:style-name="P3"><text:span text:style-name="T4">Obstacles</text:span></text:p>
          <text:p text:style-name="P3"><text:span text:style-name="T4"/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13" draw:text-style-name="P8" xml:id="id23" draw:id="id23" draw:layer="layout" svg:width="4.6cm" svg:height="0.9cm" svg:x="13cm" svg:y="16.2cm">
          <text:p text:style-name="P5"><text:span text:style-name="T3">Temps limite x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line-skew="-1.55cm" svg:x1="11.15cm" svg:y1="9.1cm" svg:x2="15.233cm" svg:y2="14.4cm" draw:start-shape="id17" draw:start-glue-point="2" draw:end-shape="id19" draw:end-glue-point="0" svg:d="M11150 9100v1100h4083v4200" svg:viewBox="0 0 4084 5301">
          <text:p/>
        </draw:connector>
        <draw:custom-shape draw:style-name="gr30" draw:text-style-name="P6" xml:id="id20" draw:id="id20" draw:layer="layout" svg:width="4.5cm" svg:height="1cm" svg:x="4.5cm" svg:y="17.9cm">
          <text:p text:style-name="P5"><text:span text:style-name="T3">Performance de vitesse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6.7cm" svg:y1="17.1cm" svg:x2="6.75cm" svg:y2="17.9cm" draw:start-shape="id16" draw:start-glue-point="2" draw:end-shape="id20" draw:end-glue-point="0" svg:d="M6700 17100l50 800" svg:viewBox="0 0 51 801">
          <text:p/>
        </draw:connector>
        <draw:custom-shape draw:style-name="gr20" draw:text-style-name="P13" xml:id="id21" draw:id="id21" draw:layer="layout" svg:width="3.3cm" svg:height="1.3cm" svg:x="5.4cm" svg:y="22.9cm">
          <text:p text:style-name="P5"><text:span text:style-name="T3">Score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xml:id="id22" draw:id="id22" draw:layer="layout" svg:width="3.7cm" svg:height="1.3cm" svg:x="13.5cm" svg:y="22.9cm">
          <text:p text:style-name="P5"><text:span text:style-name="T3">Nombre de pompes</text:span></text:p>
          <text:p text:style-name="P5"><text:span text:style-name="T3">réalisées</text:span></text:p>
          <draw:enhanced-geometry svg:viewBox="0 0 21600 21600" draw:type="rectangle" draw:enhanced-path="M 0 0 L 21600 0 21600 21600 0 21600 0 0 Z N"/>
        </draw:custom-shape>
        <draw:connector draw:style-name="gr23" draw:text-style-name="P15" draw:layer="layout" draw:type="line" svg:x1="8.7cm" svg:y1="23.55cm" svg:x2="13.5cm" svg:y2="23.55cm" draw:start-shape="id21" draw:start-glue-point="1" draw:end-shape="id22" draw:end-glue-point="3" svg:d="M8700 23550h4800" svg:viewBox="0 0 4801 1">
          <text:p text:style-name="P5"><text:span text:style-name="T6">Liés</text:span></text:p>
        </draw:connector>
        <draw:connector draw:style-name="gr9" draw:text-style-name="P10" draw:layer="layout" svg:x1="6.55cm" svg:y1="19.4cm" svg:x2="7.05cm" svg:y2="22.9cm" draw:start-shape="id18" draw:start-glue-point="2" draw:end-shape="id21" draw:end-glue-point="0" svg:d="M6550 19400v1750h500v1750" svg:viewBox="0 0 501 3501">
          <text:p/>
        </draw:connector>
        <draw:connector draw:style-name="gr9" draw:text-style-name="P10" draw:layer="layout" draw:line-skew="1.199cm" svg:x1="15.3cm" svg:y1="17.1cm" svg:x2="7.05cm" svg:y2="22.9cm" draw:start-shape="id23" draw:start-glue-point="2" draw:end-shape="id21" draw:end-glue-point="0" svg:d="M15300 17100v4100h-8250v1700" svg:viewBox="0 0 8251 5801">
          <text:p/>
        </draw:connector>
        <draw:connector draw:style-name="gr9" draw:text-style-name="P10" draw:layer="layout" draw:line-skew="0.699cm" svg:x1="8.4cm" svg:y1="16.5cm" svg:x2="9.4cm" svg:y2="13.85cm" draw:start-shape="id16" draw:start-glue-point="1" draw:end-shape="id15" draw:end-glue-point="1" svg:d="M8400 16500h2200v-2650h-1200" svg:viewBox="0 0 2201 2651">
          <text:p/>
        </draw:connector>
      </draw:page>
      <draw:page draw:name="page3" draw:style-name="dp1" draw:master-page-name="Standard">
        <draw:custom-shape draw:style-name="gr6" draw:text-style-name="P9" draw:layer="layout" svg:width="7.8cm" svg:height="2.8cm" svg:x="7.2cm" svg:y="1.3cm">
          <text:p text:style-name="P5"><text:span text:style-name="T1">Schéma gameplay mécaniques :</text:span></text:p>
          <text:p text:style-name="P5"><text:span text:style-name="T1">Dance training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2cm" svg:height="0.8cm" svg:x="1.4cm" svg:y="1.4cm">
          <text:p text:style-name="P5"><text:span text:style-name="T3">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0.8cm" svg:x="1.4cm" svg:y="2.6cm">
          <text:p text:style-name="P5"><text:span text:style-name="T3">Puzzle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2cm" svg:height="0.8cm" svg:x="1.4cm" svg:y="3.7cm">
          <text:p text:style-name="P5"><text:span text:style-name="T3">Éléme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.7cm" svg:height="0.8cm" svg:x="1.4cm" svg:y="4.7cm">
          <text:p text:style-name="P5"><text:span text:style-name="T3">Capacités cogniti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2.3cm" svg:height="0.8cm" svg:x="1.4cm" svg:y="5.7cm">
          <text:p text:style-name="P5"><text:span text:style-name="T3">Object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2.5cm" svg:height="0.8cm" svg:x="1.4cm" svg:y="6.8cm">
          <text:p text:style-name="P5"><text:span text:style-name="T3">Récompenses</text:span></text:p>
          <draw:enhanced-geometry svg:viewBox="0 0 21600 21600" draw:type="rectangle" draw:enhanced-path="M 0 0 L 21600 0 21600 21600 0 21600 0 0 Z N"/>
        </draw:custom-shape>
        <draw:frame draw:style-name="gr27" draw:text-style-name="P18" draw:layer="layout" svg:width="5.324cm" svg:height="0.985cm" svg:x="13.9cm" svg:y="6.201cm">
          <draw:text-box>
            <text:p><text:span text:style-name="T1">Déroulement partie </text:span></text:p>
          </draw:text-box>
        </draw:frame>
        <draw:line draw:style-name="gr9" draw:text-style-name="P10" draw:layer="layout" svg:x1="19.373cm" svg:y1="6.1cm" svg:x2="19.425cm" svg:y2="27.2cm">
          <text:p/>
        </draw:line>
        <draw:custom-shape draw:style-name="gr16" draw:text-style-name="P12" xml:id="id35" draw:id="id35" draw:layer="layout" svg:width="3.3cm" svg:height="1.1cm" svg:x="4.218cm" svg:y="8.2cm">
          <text:p text:style-name="P5"><text:span text:style-name="T3">Measurem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31" draw:id="id31" draw:layer="layout" svg:width="3cm" svg:height="1cm" svg:x="9.618cm" svg:y="8.2cm">
          <text:p text:style-name="P5"><text:span text:style-name="T3">Timing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34" draw:id="id34" draw:layer="layout" svg:width="3cm" svg:height="1cm" svg:x="14.818cm" svg:y="8.2cm">
          <text:p text:style-name="P5"><text:span text:style-name="T3">Précis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xml:id="id32" draw:id="id32" draw:layer="layout" svg:width="9.2cm" svg:height="10.8cm" svg:x="1.6cm" svg:y="10.7cm">
          <text:p text:style-name="P3"><text:span text:style-name="T2">Appui précis et au bon moment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xml:id="id33" draw:id="id33" draw:layer="layout" svg:width="7.3cm" svg:height="8.7cm" draw:transform="skewX (-0.00418879020478639) translate (11.7cm 12.8cm)">
          <text:p text:style-name="P3"><text:span text:style-name="T4">Obstacles</text:span></text:p>
          <text:p text:style-name="P3"><text:span text:style-name="T4"/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13" draw:text-style-name="P8" xml:id="id42" draw:id="id42" draw:layer="layout" svg:width="4.6cm" svg:height="0.9cm" svg:x="13.21cm" svg:y="15.3cm">
          <text:p text:style-name="P5"><text:span text:style-name="T3">Temps limite x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xml:id="id24" draw:id="id24" draw:layer="layout" svg:width="3.9cm" svg:height="1.2cm" svg:x="4.3cm" svg:y="11.9cm">
          <text:p text:style-name="P5"><text:span text:style-name="T3">Appui sur l’écran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xml:id="id39" draw:id="id39" draw:layer="layout" svg:width="4.6cm" svg:height="1cm" svg:x="13.21cm" svg:y="16.9cm">
          <text:p text:style-name="P5"><text:span text:style-name="T3">Vitesse éléments inputs</text:span></text:p>
          <text:p text:style-name="P5"><text:span text:style-name="T3">(« notes de musique »)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4.6cm" svg:height="1cm" svg:x="13.21cm" svg:y="18.4cm">
          <text:p text:style-name="P5"><text:span text:style-name="T3">Taille éléments inputs</text:span></text:p>
          <text:p text:style-name="P5"><text:span text:style-name="T3">(« notes de musique »)</text:span></text:p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3.5cm" svg:height="0.9cm" svg:x="13.71cm" svg:y="13.7cm">
          <text:p text:style-name="P5"><text:span text:style-name="T3">Hitbox</text:span></text:p>
          <draw:enhanced-geometry svg:viewBox="0 0 21600 21600" draw:type="rectangle" draw:enhanced-path="M 0 0 L 21600 0 21600 21600 0 21600 0 0 Z N"/>
        </draw:custom-shape>
        <draw:custom-shape draw:style-name="gr37" draw:text-style-name="P8" xml:id="id25" draw:id="id25" draw:layer="layout" svg:width="3cm" svg:height="0.8cm" svg:x="1.7cm" svg:y="14.5cm">
          <text:p text:style-name="P5"><text:span text:style-name="T3">Mauvais timing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xml:id="id27" draw:id="id27" draw:layer="layout" svg:width="2.6cm" svg:height="0.8cm" svg:x="4.9cm" svg:y="14.5cm">
          <text:p text:style-name="P5"><text:span text:style-name="T3">Bon ti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4" xml:id="id26" draw:id="id26" draw:layer="layout" svg:width="2.8cm" svg:height="0.8cm" svg:x="7.7cm" svg:y="14.5cm">
          <text:p text:style-name="P5"><text:span text:style-name="T3">Timing parfait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6.25cm" svg:y1="13.1cm" svg:x2="3.2cm" svg:y2="14.5cm" draw:start-shape="id24" draw:start-glue-point="2" draw:end-shape="id25" draw:end-glue-point="0" svg:d="M6250 13100v700h-3050v700" svg:viewBox="0 0 3051 1401">
          <text:p/>
        </draw:connector>
        <draw:connector draw:style-name="gr9" draw:text-style-name="P10" draw:layer="layout" svg:x1="6.25cm" svg:y1="13.1cm" svg:x2="9.1cm" svg:y2="14.5cm" draw:start-shape="id24" draw:start-glue-point="2" draw:end-shape="id26" draw:end-glue-point="0" svg:d="M6250 13100v700h2850v700" svg:viewBox="0 0 2851 1401">
          <text:p/>
        </draw:connector>
        <draw:connector draw:style-name="gr9" draw:text-style-name="P10" draw:layer="layout" draw:type="line" svg:x1="6.25cm" svg:y1="13.1cm" svg:x2="6.2cm" svg:y2="14.5cm" draw:start-shape="id24" draw:start-glue-point="2" draw:end-shape="id27" draw:end-glue-point="0" svg:d="M6250 13100l-50 1400" svg:viewBox="0 0 51 1401">
          <text:p/>
        </draw:connector>
        <draw:custom-shape draw:style-name="gr35" draw:text-style-name="P8" xml:id="id38" draw:id="id38" draw:layer="layout" svg:width="4.6cm" svg:height="1cm" svg:x="13.21cm" svg:y="20cm">
          <text:p text:style-name="P5"><text:span text:style-name="T3">Vitesse d’apparition</text:span></text:p>
          <text:p text:style-name="P5"><text:span text:style-name="T3">élément inputs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xml:id="id29" draw:id="id29" draw:layer="layout" svg:width="2.5cm" svg:height="0.8cm" svg:x="1.9cm" svg:y="16.5cm">
          <text:p text:style-name="P5"><text:span text:style-name="T3">Score -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xml:id="id28" draw:id="id28" draw:layer="layout" svg:width="2.4cm" svg:height="0.8cm" svg:x="5cm" svg:y="16.5cm">
          <text:p text:style-name="P5"><text:span text:style-name="T3">Score +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line-skew="2.499cm" svg:x1="7.4cm" svg:y1="16.9cm" svg:x2="8.2cm" svg:y2="12.5cm" draw:start-shape="id28" draw:start-glue-point="1" draw:end-shape="id24" draw:end-glue-point="1" svg:d="M7400 16900h3800v-4400h-3000" svg:viewBox="0 0 3801 4401">
          <text:p/>
        </draw:connector>
        <draw:custom-shape draw:style-name="gr42" draw:text-style-name="P16" xml:id="id30" draw:id="id30" draw:layer="layout" svg:width="2.2cm" svg:height="0.8cm" svg:x="8cm" svg:y="16.5cm">
          <text:p text:style-name="P5"><text:span text:style-name="T3">Score ++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3.2cm" svg:y1="15.3cm" svg:x2="3.15cm" svg:y2="16.5cm" draw:start-shape="id25" draw:start-glue-point="2" draw:end-shape="id29" draw:end-glue-point="0" svg:d="M3200 15300l-50 1200" svg:viewBox="0 0 51 1201">
          <text:p/>
        </draw:connector>
        <draw:connector draw:style-name="gr9" draw:text-style-name="P10" draw:layer="layout" draw:type="line" svg:x1="6.2cm" svg:y1="15.3cm" svg:x2="6.2cm" svg:y2="16.5cm" draw:start-shape="id27" draw:start-glue-point="2" draw:end-shape="id28" draw:end-glue-point="0" svg:d="M6200 15300v1200" svg:viewBox="0 0 1 1201">
          <text:p/>
        </draw:connector>
        <draw:connector draw:style-name="gr9" draw:text-style-name="P10" draw:layer="layout" draw:type="line" svg:x1="9.1cm" svg:y1="15.3cm" svg:x2="9.1cm" svg:y2="16.5cm" draw:start-shape="id26" draw:start-glue-point="2" draw:end-shape="id30" draw:end-glue-point="0" svg:d="M9100 15300v1200" svg:viewBox="0 0 1 1201">
          <text:p/>
        </draw:connector>
        <draw:connector draw:style-name="gr9" draw:text-style-name="P10" draw:layer="layout" draw:line-skew="0.05cm" svg:x1="11.118cm" svg:y1="9.2cm" svg:x2="6.2cm" svg:y2="10.7cm" draw:start-shape="id31" draw:start-glue-point="2" draw:end-shape="id32" svg:d="M11118 9200v800h-4918v700" svg:viewBox="0 0 4919 1501">
          <text:p/>
        </draw:connector>
        <draw:connector draw:style-name="gr9" draw:text-style-name="P10" draw:layer="layout" draw:line-skew="-1cm" svg:x1="11.118cm" svg:y1="9.2cm" svg:x2="15.35cm" svg:y2="12.8cm" draw:start-shape="id31" draw:start-glue-point="2" draw:end-shape="id33" draw:end-glue-point="0" svg:d="M11118 9200v800h4232v2800" svg:viewBox="0 0 4233 3601">
          <text:p/>
        </draw:connector>
        <draw:connector draw:style-name="gr9" draw:text-style-name="P10" draw:layer="layout" draw:line-skew="-1cm" svg:x1="16.318cm" svg:y1="9.2cm" svg:x2="15.35cm" svg:y2="12.8cm" draw:start-shape="id34" draw:start-glue-point="2" draw:end-shape="id33" draw:end-glue-point="0" svg:d="M16318 9200v800h-968v2800" svg:viewBox="0 0 969 3601">
          <text:p/>
        </draw:connector>
        <draw:connector draw:style-name="gr9" draw:text-style-name="P10" draw:layer="layout" svg:x1="5.868cm" svg:y1="9.3cm" svg:x2="6.2cm" svg:y2="10.7cm" draw:start-shape="id35" draw:start-glue-point="2" draw:end-shape="id32" draw:end-glue-point="0" svg:d="M5868 9300v700h332v700" svg:viewBox="0 0 333 1401">
          <text:p/>
        </draw:connector>
        <draw:custom-shape draw:style-name="gr43" draw:text-style-name="P19" xml:id="id36" draw:id="id36" draw:layer="layout" svg:width="3cm" svg:height="1.1cm" svg:x="6.4cm" svg:y="18.4cm">
          <text:p text:style-name="P5"><text:span text:style-name="T3">Combo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6.2cm" svg:y1="17.3cm" svg:x2="7.9cm" svg:y2="18.4cm" draw:start-shape="id28" draw:start-glue-point="2" draw:end-shape="id36" draw:end-glue-point="0" svg:d="M6200 17300v550h1700v550" svg:viewBox="0 0 1701 1101">
          <text:p/>
        </draw:connector>
        <draw:connector draw:style-name="gr9" draw:text-style-name="P10" draw:layer="layout" svg:x1="9.1cm" svg:y1="17.3cm" svg:x2="7.9cm" svg:y2="18.4cm" draw:start-shape="id30" draw:start-glue-point="2" draw:end-shape="id36" draw:end-glue-point="0" svg:d="M9100 17300v550h-1200v550" svg:viewBox="0 0 1201 1101">
          <text:p/>
        </draw:connector>
        <draw:custom-shape draw:style-name="gr42" draw:text-style-name="P16" xml:id="id37" draw:id="id37" draw:layer="layout" svg:width="2.2cm" svg:height="0.8cm" svg:x="6.8cm" svg:y="20.5cm">
          <text:p text:style-name="P5"><text:span text:style-name="T3">Score* x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7.9cm" svg:y1="19.5cm" svg:x2="7.9cm" svg:y2="20.5cm" draw:start-shape="id36" draw:start-glue-point="2" draw:end-shape="id37" draw:end-glue-point="0" svg:d="M7900 19500v1000" svg:viewBox="0 0 1 1001">
          <text:p/>
        </draw:connector>
        <draw:connector draw:style-name="gr9" draw:text-style-name="P10" draw:layer="layout" svg:x1="9.4cm" svg:y1="18.95cm" svg:x2="13.21cm" svg:y2="20.5cm" draw:start-shape="id36" draw:start-glue-point="1" draw:end-shape="id38" draw:end-glue-point="3" svg:d="M9400 18950h1905v1550h1905" svg:viewBox="0 0 3811 1551">
          <text:p/>
        </draw:connector>
        <draw:custom-shape draw:style-name="gr25" draw:text-style-name="P17" draw:layer="layout" svg:width="2.1cm" svg:height="0.4cm" svg:x="10cm" svg:y="18.7cm">
          <text:p text:style-name="P5"><text:span text:style-name="T7">Augmente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9.4cm" svg:y1="18.95cm" svg:x2="13.21cm" svg:y2="17.4cm" draw:start-shape="id36" draw:start-glue-point="1" draw:end-shape="id39" draw:end-glue-point="3" svg:d="M9400 18950h1905v-1550h1905" svg:viewBox="0 0 3811 1551">
          <text:p/>
        </draw:connector>
        <draw:custom-shape draw:style-name="gr20" draw:text-style-name="P13" xml:id="id40" draw:id="id40" draw:layer="layout" svg:width="3.3cm" svg:height="1.3cm" svg:x="9cm" svg:y="25cm">
          <text:p text:style-name="P5"><text:span text:style-name="T3">Score final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6.2cm" svg:y1="21.5cm" svg:x2="10.65cm" svg:y2="25cm" draw:start-shape="id32" draw:start-glue-point="2" draw:end-shape="id40" draw:end-glue-point="0" svg:d="M6200 21500v1750h4450v1750" svg:viewBox="0 0 4451 3501">
          <text:p/>
        </draw:connector>
        <draw:custom-shape draw:style-name="gr44" draw:text-style-name="P20" xml:id="id41" draw:id="id41" draw:layer="layout" svg:width="4.5cm" svg:height="0.8cm" svg:x="1.1cm" svg:y="21.8cm">
          <text:p text:style-name="P5"><text:span text:style-name="T7">Vitesse éléments/</text:span></text:p>
          <text:p text:style-name="P5"><text:span text:style-name="T7">Vitesse apparition éléments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3.15cm" svg:y1="17.3cm" svg:x2="3.35cm" svg:y2="21.8cm" draw:start-shape="id29" draw:start-glue-point="2" draw:end-shape="id41" draw:end-glue-point="0" svg:d="M3150 17300v2250h200v2250" svg:viewBox="0 0 201 4501">
          <text:p/>
        </draw:connector>
        <draw:custom-shape draw:style-name="gr25" draw:text-style-name="P17" draw:layer="layout" svg:width="2.1cm" svg:height="0.4cm" svg:x="2.2cm" svg:y="18.9cm">
          <text:p text:style-name="P5"><text:span text:style-name="T7">Réduit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line-skew="0cm 2.699cm" svg:x1="17.81cm" svg:y1="15.75cm" svg:x2="10.65cm" svg:y2="25cm" draw:start-shape="id42" draw:start-glue-point="1" draw:end-shape="id40" draw:end-glue-point="0" svg:d="M17810 15750h501v7550h-7661v1700" svg:viewBox="0 0 7662 9251">
          <text:p/>
        </draw:connector>
        <draw:connector draw:style-name="gr9" draw:text-style-name="P10" draw:layer="layout" svg:x1="1.9cm" svg:y1="16.9cm" svg:x2="4.3cm" svg:y2="12.5cm" draw:start-shape="id29" draw:start-glue-point="3" draw:end-shape="id24" svg:d="M1900 16900h-501v-4400h2901" svg:viewBox="0 0 2902 4401">
          <text:p/>
        </draw:connector>
      </draw:page>
      <draw:page draw:name="page4" draw:style-name="dp1" draw:master-page-name="Standard">
        <draw:custom-shape draw:style-name="gr6" draw:text-style-name="P9" draw:layer="layout" svg:width="7.8cm" svg:height="2.8cm" svg:x="7.2cm" svg:y="1.3cm">
          <text:p text:style-name="P5"><text:span text:style-name="T1">Schéma gameplay mécaniques :</text:span></text:p>
          <text:p text:style-name="P5"><text:span text:style-name="T1">Trancher les poster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2cm" svg:height="0.8cm" svg:x="1.4cm" svg:y="1.4cm">
          <text:p text:style-name="P5"><text:span text:style-name="T3">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0.8cm" svg:x="1.4cm" svg:y="2.6cm">
          <text:p text:style-name="P5"><text:span text:style-name="T3">Puzzle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2cm" svg:height="0.8cm" svg:x="1.4cm" svg:y="3.7cm">
          <text:p text:style-name="P5"><text:span text:style-name="T3">Éléme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.7cm" svg:height="0.8cm" svg:x="1.4cm" svg:y="4.7cm">
          <text:p text:style-name="P5"><text:span text:style-name="T3">Capacités cogniti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2.3cm" svg:height="0.8cm" svg:x="1.4cm" svg:y="5.7cm">
          <text:p text:style-name="P5"><text:span text:style-name="T3">Object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2.5cm" svg:height="0.8cm" svg:x="1.4cm" svg:y="6.8cm">
          <text:p text:style-name="P5"><text:span text:style-name="T3">Récompenses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xml:id="id45" draw:id="id45" draw:layer="layout" svg:width="3.3cm" svg:height="1cm" svg:x="7cm" svg:y="8.2cm">
          <text:p text:style-name="P5"><text:span text:style-name="T3">Measurem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47" draw:id="id47" draw:layer="layout" svg:width="3cm" svg:height="1cm" svg:x="11.9cm" svg:y="8.2cm">
          <text:p text:style-name="P5"><text:span text:style-name="T3">Réflex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48" draw:id="id48" draw:layer="layout" svg:width="3cm" svg:height="1cm" svg:x="16.2cm" svg:y="8.2cm">
          <text:p text:style-name="P5"><text:span text:style-name="T3">Précis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xml:id="id43" draw:id="id43" draw:layer="layout" svg:width="3.2cm" svg:height="1cm" svg:x="2.5cm" svg:y="8.2cm">
          <text:p text:style-name="P5"><text:span text:style-name="T3">Tim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4" draw:id="id44" draw:layer="layout" svg:width="9.1cm" svg:height="9.9cm" svg:x="1.6cm" svg:y="10.7cm">
          <text:p text:style-name="P3"><text:span text:style-name="T2">Trancher (Slice)</text:span></text:p>
          <draw:enhanced-geometry svg:viewBox="0 0 21600 21600" draw:type="rectangle" draw:enhanced-path="M 0 0 L 21600 0 21600 21600 0 21600 0 0 Z N"/>
        </draw:custom-shape>
        <draw:custom-shape draw:style-name="gr47" draw:text-style-name="P11" xml:id="id46" draw:id="id46" draw:layer="layout" svg:width="7.3cm" svg:height="8.9cm" draw:transform="skewX (-0.00418879020478639) translate (11.481cm 11.7cm)">
          <text:p text:style-name="P3"><text:span text:style-name="T4">Obstacles</text:span></text:p>
          <text:p text:style-name="P3"><text:span text:style-name="T4"/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13" draw:text-style-name="P8" xml:id="id54" draw:id="id54" draw:layer="layout" svg:width="4.6cm" svg:height="0.9cm" svg:x="13.1cm" svg:y="19.3cm">
          <text:p text:style-name="P5"><text:span text:style-name="T3">Temps limite x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4.6cm" svg:height="0.9cm" svg:x="13.1cm" svg:y="17.6cm">
          <text:p text:style-name="P5"><text:span text:style-name="T3">Mouvements post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4.6cm" svg:height="0.9cm" svg:x="13.1cm" svg:y="16cm">
          <text:p text:style-name="P5"><text:span text:style-name="T3">Vitesse posters</text:span>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5.5cm" svg:height="0.9cm" svg:x="12.6cm" svg:y="14.4cm">
          <text:p text:style-name="P5"><text:span text:style-name="T3">Apparition aléatoire posters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4.1cm" svg:y1="9.2cm" svg:x2="6.15cm" svg:y2="10.7cm" draw:start-shape="id43" draw:start-glue-point="2" draw:end-shape="id44" draw:end-glue-point="0" svg:d="M4100 9200v750h2050v750" svg:viewBox="0 0 2051 1501">
          <text:p/>
        </draw:connector>
        <draw:connector draw:style-name="gr9" draw:text-style-name="P10" draw:layer="layout" svg:x1="8.65cm" svg:y1="9.2cm" svg:x2="6.15cm" svg:y2="10.7cm" draw:start-shape="id45" draw:start-glue-point="2" draw:end-shape="id44" draw:end-glue-point="0" svg:d="M8650 9200v750h-2500v750" svg:viewBox="0 0 2501 1501">
          <text:p/>
        </draw:connector>
        <draw:connector draw:style-name="gr9" draw:text-style-name="P10" draw:layer="layout" draw:line-skew="-0.55cm" svg:x1="8.65cm" svg:y1="9.2cm" svg:x2="15.131cm" svg:y2="11.7cm" draw:start-shape="id45" draw:start-glue-point="2" draw:end-shape="id46" draw:end-glue-point="0" svg:d="M8650 9200v700h6481v1800" svg:viewBox="0 0 6482 2501">
          <text:p/>
        </draw:connector>
        <draw:connector draw:style-name="gr9" draw:text-style-name="P10" draw:layer="layout" draw:line-skew="-0.55cm" svg:x1="13.4cm" svg:y1="9.2cm" svg:x2="15.131cm" svg:y2="11.7cm" draw:start-shape="id47" draw:start-glue-point="2" draw:end-shape="id46" draw:end-glue-point="0" svg:d="M13400 9200v700h1731v1800" svg:viewBox="0 0 1732 2501">
          <text:p/>
        </draw:connector>
        <draw:connector draw:style-name="gr9" draw:text-style-name="P10" draw:layer="layout" draw:line-skew="-0.55cm" svg:x1="17.7cm" svg:y1="9.2cm" svg:x2="15.131cm" svg:y2="11.7cm" draw:start-shape="id48" draw:start-glue-point="2" draw:end-shape="id46" draw:end-glue-point="0" svg:d="M17700 9200v700h-2569v1800" svg:viewBox="0 0 2570 2501">
          <text:p/>
        </draw:connector>
        <draw:custom-shape draw:style-name="gr49" draw:text-style-name="P8" xml:id="id49" draw:id="id49" draw:layer="layout" svg:width="5.5cm" svg:height="1.3cm" svg:x="3.4cm" svg:y="12cm">
          <text:p text:style-name="P5"><text:span text:style-name="T3">Glissade du doigt sur l’écran</text:span></text:p>
          <draw:enhanced-geometry svg:viewBox="0 0 21600 21600" draw:type="rectangle" draw:enhanced-path="M 0 0 L 21600 0 21600 21600 0 21600 0 0 Z N"/>
        </draw:custom-shape>
        <draw:custom-shape draw:style-name="gr50" draw:text-style-name="P8" xml:id="id50" draw:id="id50" draw:layer="layout" svg:width="3.5cm" svg:height="1.3cm" svg:x="4.4cm" svg:y="14.4cm">
          <text:p text:style-name="P5"><text:span text:style-name="T3">Poster tranché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6.15cm" svg:y1="13.3cm" svg:x2="6.15cm" svg:y2="14.4cm" draw:start-shape="id49" draw:start-glue-point="2" draw:end-shape="id50" draw:end-glue-point="0" svg:d="M6150 13300v1100" svg:viewBox="0 0 1 1101">
          <text:p/>
        </draw:connector>
        <draw:custom-shape draw:style-name="gr51" draw:text-style-name="P16" xml:id="id51" draw:id="id51" draw:layer="layout" svg:width="3.5cm" svg:height="1.3cm" svg:x="4.4cm" svg:y="17.4cm">
          <text:p text:style-name="P5"><text:span text:style-name="T3">Score++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6.15cm" svg:y1="15.7cm" svg:x2="6.15cm" svg:y2="17.4cm" draw:start-shape="id50" draw:start-glue-point="2" draw:end-shape="id51" draw:end-glue-point="0" svg:d="M6150 15700v1700" svg:viewBox="0 0 1 1701">
          <text:p/>
        </draw:connector>
        <draw:custom-shape draw:style-name="gr20" draw:text-style-name="P13" xml:id="id52" draw:id="id52" draw:layer="layout" svg:width="3.3cm" svg:height="1.3cm" svg:x="5.4cm" svg:y="22.9cm">
          <text:p text:style-name="P5"><text:span text:style-name="T3">Score final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xml:id="id53" draw:id="id53" draw:layer="layout" svg:width="3.7cm" svg:height="1.3cm" svg:x="13.5cm" svg:y="22.9cm">
          <text:p text:style-name="P5"><text:span text:style-name="T3">Nombre de posters</text:span></text:p>
          <text:p text:style-name="P5"><text:span text:style-name="T3">tranchés</text:span></text:p>
          <draw:enhanced-geometry svg:viewBox="0 0 21600 21600" draw:type="rectangle" draw:enhanced-path="M 0 0 L 21600 0 21600 21600 0 21600 0 0 Z N"/>
        </draw:custom-shape>
        <draw:connector draw:style-name="gr23" draw:text-style-name="P15" draw:layer="layout" draw:type="line" svg:x1="8.7cm" svg:y1="23.55cm" svg:x2="13.5cm" svg:y2="23.55cm" draw:start-shape="id52" draw:start-glue-point="1" draw:end-shape="id53" draw:end-glue-point="3" svg:d="M8700 23550h4800" svg:viewBox="0 0 4801 1">
          <text:p text:style-name="P5"><text:span text:style-name="T6">Liés</text:span></text:p>
        </draw:connector>
        <draw:connector draw:style-name="gr9" draw:text-style-name="P10" draw:layer="layout" draw:line-skew="0.249cm" svg:x1="15.4cm" svg:y1="20.2cm" svg:x2="7.05cm" svg:y2="22.9cm" draw:start-shape="id54" draw:start-glue-point="2" draw:end-shape="id52" svg:d="M15400 20200v1600h-8350v1100" svg:viewBox="0 0 8351 2701">
          <text:p/>
        </draw:connector>
        <draw:connector draw:style-name="gr9" draw:text-style-name="P10" draw:layer="layout" svg:x1="6.15cm" svg:y1="20.6cm" svg:x2="7.05cm" svg:y2="22.9cm" draw:start-shape="id44" draw:start-glue-point="2" draw:end-shape="id52" draw:end-glue-point="0" svg:d="M6150 20600v1150h900v1150" svg:viewBox="0 0 901 2301">
          <text:p/>
        </draw:connector>
        <draw:line draw:style-name="gr9" draw:text-style-name="P10" draw:layer="layout" svg:x1="19.398cm" svg:y1="6.1cm" svg:x2="19.45cm" svg:y2="27.2cm">
          <text:p/>
        </draw:line>
        <draw:frame draw:style-name="gr27" draw:text-style-name="P18" draw:layer="layout" svg:width="5.324cm" svg:height="0.985cm" svg:x="13.9cm" svg:y="6.202cm">
          <draw:text-box>
            <text:p><text:span text:style-name="T1">Déroulement partie </text:span></text:p>
          </draw:text-box>
        </draw:frame>
        <draw:connector draw:style-name="gr9" draw:text-style-name="P10" draw:layer="layout" draw:line-skew="0.499cm" svg:x1="7.9cm" svg:y1="18.05cm" svg:x2="8.9cm" svg:y2="12.65cm" draw:start-shape="id51" draw:start-glue-point="1" draw:end-shape="id49" svg:d="M7900 18050h2000v-5400h-1000" svg:viewBox="0 0 2001 5401">
          <text:p/>
        </draw:connector>
        <draw:custom-shape draw:style-name="gr13" draw:text-style-name="P8" draw:layer="layout" svg:width="4.6cm" svg:height="0.9cm" svg:x="13.1cm" svg:y="13.1cm">
          <text:p text:style-name="P5"><text:span text:style-name="T3">Taille posters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6" draw:text-style-name="P9" draw:layer="layout" svg:width="7.8cm" svg:height="2.8cm" svg:x="7.2cm" svg:y="1.3cm">
          <text:p text:style-name="P5"><text:span text:style-name="T1">Schéma gameplay mécaniques :</text:span></text:p>
          <text:p text:style-name="P5"><text:span text:style-name="T1">Boxe réactiv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2cm" svg:height="0.8cm" svg:x="1.4cm" svg:y="1.4cm">
          <text:p text:style-name="P5"><text:span text:style-name="T3">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0.8cm" svg:x="1.4cm" svg:y="2.6cm">
          <text:p text:style-name="P5"><text:span text:style-name="T3">Puzzle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2cm" svg:height="0.8cm" svg:x="1.4cm" svg:y="3.7cm">
          <text:p text:style-name="P5"><text:span text:style-name="T3">Éléme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.7cm" svg:height="0.8cm" svg:x="1.4cm" svg:y="4.7cm">
          <text:p text:style-name="P5"><text:span text:style-name="T3">Capacités cogniti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2.3cm" svg:height="0.8cm" svg:x="1.4cm" svg:y="5.7cm">
          <text:p text:style-name="P5"><text:span text:style-name="T3">Object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2.5cm" svg:height="0.8cm" svg:x="1.4cm" svg:y="6.8cm">
          <text:p text:style-name="P5"><text:span text:style-name="T3">Récompens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59" draw:id="id59" draw:layer="layout" svg:width="3.3cm" svg:height="1.1cm" svg:x="4.218cm" svg:y="8.2cm">
          <text:p text:style-name="P5"><text:span text:style-name="T3">Measurem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61" draw:id="id61" draw:layer="layout" svg:width="3cm" svg:height="1cm" svg:x="9.618cm" svg:y="8.2cm">
          <text:p text:style-name="P5"><text:span text:style-name="T3">Réflex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63" draw:id="id63" draw:layer="layout" svg:width="3cm" svg:height="1cm" svg:x="14.818cm" svg:y="8.2cm">
          <text:p text:style-name="P5"><text:span text:style-name="T3">Préci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0" draw:id="id60" draw:layer="layout" svg:width="9.1cm" svg:height="9.9cm" svg:x="1.6cm" svg:y="10.7cm">
          <text:p text:style-name="P3"><text:span text:style-name="T2">Appui réflèxe</text:span></text:p>
          <draw:enhanced-geometry svg:viewBox="0 0 21600 21600" draw:type="rectangle" draw:enhanced-path="M 0 0 L 21600 0 21600 21600 0 21600 0 0 Z N"/>
        </draw:custom-shape>
        <draw:custom-shape draw:style-name="gr52" draw:text-style-name="P11" xml:id="id62" draw:id="id62" draw:layer="layout" svg:width="7.3cm" svg:height="6.2cm" draw:transform="skewX (-0.00418879020478639) translate (11.492cm 14.4cm)">
          <text:p text:style-name="P3"><text:span text:style-name="T4">Obstacles</text:span></text:p>
          <text:p text:style-name="P3"><text:span text:style-name="T4"/></text:p>
          <text:p text:style-name="P3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4.6cm" svg:height="0.9cm" svg:x="13.1cm" svg:y="19.3cm">
          <text:p text:style-name="P5"><text:span text:style-name="T3">Temps limite x</text:span></text:p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5cm" svg:height="1.3cm" svg:x="12.8cm" svg:y="17.4cm">
          <text:p text:style-name="P5"><text:span text:style-name="T3">Emplacement de l’élément </text:span></text:p>
          <text:p text:style-name="P5"><text:span text:style-name="T3">à toucher</text:span></text:p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5cm" svg:height="1.3cm" svg:x="12.8cm" svg:y="15.5cm">
          <text:p text:style-name="P5"><text:span text:style-name="T3">Vitesse entre apparition et</text:span></text:p>
          <text:p text:style-name="P5"><text:span text:style-name="T3">touche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xml:id="id55" draw:id="id55" draw:layer="layout" svg:width="3.9cm" svg:height="1.2cm" svg:x="4.4cm" svg:y="15.3cm">
          <text:p text:style-name="P5"><text:span text:style-name="T3">Appui sur l’écran à </text:span></text:p>
          <text:p text:style-name="P5"><text:span text:style-name="T3">l’endroit indiqué</text:span></text:p>
          <draw:enhanced-geometry svg:viewBox="0 0 21600 21600" draw:type="rectangle" draw:enhanced-path="M 0 0 L 21600 0 21600 21600 0 21600 0 0 Z N"/>
        </draw:custom-shape>
        <draw:custom-shape draw:style-name="gr54" draw:text-style-name="P19" xml:id="id56" draw:id="id56" draw:layer="layout" svg:width="4.2cm" svg:height="1.2cm" svg:x="4.2cm" svg:y="18.1cm">
          <text:p text:style-name="P5"><text:span text:style-name="T3">Score selon rapidité et</text:span></text:p>
          <text:p text:style-name="P5"><text:span text:style-name="T3">temps restant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6.35cm" svg:y1="16.5cm" svg:x2="6.3cm" svg:y2="18.1cm" draw:start-shape="id55" draw:start-glue-point="2" draw:end-shape="id56" draw:end-glue-point="0" svg:d="M6350 16500l-50 1600" svg:viewBox="0 0 51 1601">
          <text:p/>
        </draw:connector>
        <draw:custom-shape draw:style-name="gr20" draw:text-style-name="P13" xml:id="id57" draw:id="id57" draw:layer="layout" svg:width="3.3cm" svg:height="1.3cm" svg:x="9cm" svg:y="24.9cm">
          <text:p text:style-name="P5"><text:span text:style-name="T3">Score final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line-skew="0.299cm" svg:x1="6.3cm" svg:y1="19.3cm" svg:x2="10.65cm" svg:y2="24.9cm" draw:start-shape="id56" draw:start-glue-point="2" draw:end-shape="id57" draw:end-glue-point="0" svg:d="M6300 19300v3100h4350v2500" svg:viewBox="0 0 4351 5601">
          <text:p/>
        </draw:connector>
        <draw:custom-shape draw:style-name="gr55" draw:text-style-name="P8" xml:id="id58" draw:id="id58" draw:layer="layout" svg:width="6cm" svg:height="1.2cm" svg:x="3.4cm" svg:y="12.3cm">
          <text:p text:style-name="P5"><text:span text:style-name="T3">Apparition de l’emplacement</text:span></text:p>
          <text:p text:style-name="P5"><text:span text:style-name="T3">à toucher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6.4cm" svg:y1="13.5cm" svg:x2="6.35cm" svg:y2="15.3cm" draw:start-shape="id58" draw:start-glue-point="2" draw:end-shape="id55" draw:end-glue-point="0" svg:d="M6400 13500l-50 1800" svg:viewBox="0 0 51 1801">
          <text:p/>
        </draw:connector>
        <draw:connector draw:style-name="gr9" draw:text-style-name="P10" draw:layer="layout" svg:x1="5.868cm" svg:y1="9.3cm" svg:x2="6.15cm" svg:y2="10.7cm" draw:start-shape="id59" draw:start-glue-point="2" draw:end-shape="id60" draw:end-glue-point="0" svg:d="M5868 9300v700h282v700" svg:viewBox="0 0 283 1401">
          <text:p/>
        </draw:connector>
        <draw:connector draw:style-name="gr9" draw:text-style-name="P10" draw:layer="layout" draw:line-skew="0.05cm" svg:x1="11.118cm" svg:y1="9.2cm" svg:x2="6.15cm" svg:y2="10.7cm" draw:start-shape="id61" draw:start-glue-point="2" draw:end-shape="id60" draw:end-glue-point="0" svg:d="M11118 9200v800h-4968v700" svg:viewBox="0 0 4969 1501">
          <text:p/>
        </draw:connector>
        <draw:connector draw:style-name="gr9" draw:text-style-name="P10" draw:layer="layout" draw:line-skew="-1.8cm" svg:x1="11.118cm" svg:y1="9.2cm" svg:x2="15.142cm" svg:y2="14.4cm" draw:start-shape="id61" draw:start-glue-point="2" draw:end-shape="id62" draw:end-glue-point="0" svg:d="M11118 9200v800h4024v4400" svg:viewBox="0 0 4025 5201">
          <text:p/>
        </draw:connector>
        <draw:connector draw:style-name="gr9" draw:text-style-name="P10" draw:layer="layout" draw:line-skew="-1.8cm" svg:x1="16.318cm" svg:y1="9.2cm" svg:x2="15.142cm" svg:y2="14.4cm" draw:start-shape="id63" draw:start-glue-point="2" draw:end-shape="id62" draw:end-glue-point="0" svg:d="M16318 9200v800h-1176v4400" svg:viewBox="0 0 1177 5201">
          <text:p/>
        </draw:connector>
        <draw:frame draw:style-name="gr27" draw:text-style-name="P18" draw:layer="layout" svg:width="5.324cm" svg:height="0.985cm" svg:x="13.9cm" svg:y="6.202cm">
          <draw:text-box>
            <text:p><text:span text:style-name="T1">Déroulement partie </text:span></text:p>
          </draw:text-box>
        </draw:frame>
        <draw:line draw:style-name="gr9" draw:text-style-name="P10" draw:layer="layout" svg:x1="19.423cm" svg:y1="6.1cm" svg:x2="19.475cm" svg:y2="27.2cm">
          <text:p/>
        </draw:line>
      </draw:page>
      <draw:page draw:name="page6" draw:style-name="dp1" draw:master-page-name="Standard">
        <draw:custom-shape draw:style-name="gr6" draw:text-style-name="P9" draw:layer="layout" svg:width="7.8cm" svg:height="2.8cm" svg:x="7.2cm" svg:y="1.3cm">
          <text:p text:style-name="P5"><text:span text:style-name="T1">Schéma gameplay mécaniques :</text:span></text:p>
          <text:p text:style-name="P5"><text:span text:style-name="T1">Battle vs Jaz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2cm" svg:height="0.8cm" svg:x="1.4cm" svg:y="1.4cm">
          <text:p text:style-name="P5"><text:span text:style-name="T3">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cm" svg:height="0.8cm" svg:x="1.4cm" svg:y="2.6cm">
          <text:p text:style-name="P5"><text:span text:style-name="T3">Puzzle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2cm" svg:height="0.8cm" svg:x="1.4cm" svg:y="3.7cm">
          <text:p text:style-name="P5"><text:span text:style-name="T3">Éléme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.7cm" svg:height="0.8cm" svg:x="1.4cm" svg:y="4.7cm">
          <text:p text:style-name="P5"><text:span text:style-name="T3">Capacités cogniti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2.3cm" svg:height="0.8cm" svg:x="1.4cm" svg:y="5.7cm">
          <text:p text:style-name="P5"><text:span text:style-name="T3">Object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2.5cm" svg:height="0.8cm" svg:x="1.4cm" svg:y="6.8cm">
          <text:p text:style-name="P5"><text:span text:style-name="T3">Récompenses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19.448cm" svg:y1="6.1cm" svg:x2="19.5cm" svg:y2="27.2cm">
          <text:p/>
        </draw:line>
        <draw:frame draw:style-name="gr27" draw:text-style-name="P18" draw:layer="layout" svg:width="5.324cm" svg:height="0.985cm" svg:x="13.9cm" svg:y="6.203cm">
          <draw:text-box>
            <text:p><text:span text:style-name="T1">Déroulement partie </text:span></text:p>
          </draw:text-box>
        </draw:frame>
        <draw:custom-shape draw:style-name="gr16" draw:text-style-name="P12" xml:id="id75" draw:id="id75" draw:layer="layout" svg:width="3.3cm" svg:height="1.1cm" svg:x="6.6cm" svg:y="8.2cm">
          <text:p text:style-name="P5"><text:span text:style-name="T3">Measurem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77" draw:id="id77" draw:layer="layout" svg:width="3cm" svg:height="1cm" svg:x="12cm" svg:y="8.2cm">
          <text:p text:style-name="P5"><text:span text:style-name="T3">Précision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xml:id="id72" draw:id="id72" draw:layer="layout" svg:width="9.1cm" svg:height="12.8cm" svg:x="1.6cm" svg:y="10.7cm">
          <text:p text:style-name="P3"><text:span text:style-name="T2">Danse (enchaînement d’inputs directionnels)</text:span></text:p>
          <draw:enhanced-geometry svg:viewBox="0 0 21600 21600" draw:type="rectangle" draw:enhanced-path="M 0 0 L 21600 0 21600 21600 0 21600 0 0 Z N"/>
        </draw:custom-shape>
        <draw:custom-shape draw:style-name="gr57" draw:text-style-name="P11" xml:id="id76" draw:id="id76" draw:layer="layout" svg:width="7.3cm" svg:height="6.9cm" draw:transform="skewX (-0.00418879020478639) translate (11.504cm 16.6cm)">
          <text:p text:style-name="P3"><text:span text:style-name="T4">Obstacles</text:span></text:p>
          <text:p text:style-name="P3"><text:span text:style-name="T4"/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49" draw:text-style-name="P8" xml:id="id64" draw:id="id64" draw:layer="layout" svg:width="5.5cm" svg:height="1.3cm" svg:x="3.4cm" svg:y="12cm">
          <text:p text:style-name="P5"><text:span text:style-name="T3">Glissade du doigt sur l’écran</text:span></text:p>
          <text:p text:style-name="P5"><text:span text:style-name="T3">dans un ordre déterminé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73" draw:id="id73" draw:layer="layout" svg:width="4.6cm" svg:height="0.9cm" svg:x="13.1cm" svg:y="20.9cm">
          <text:p text:style-name="P5"><text:span text:style-name="T3">Temps limite x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4.6cm" svg:height="0.9cm" svg:x="13.1cm" svg:y="19.3cm">
          <text:p text:style-name="P5"><text:span text:style-name="T3">Enchaînement d’inpu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4" xml:id="id66" draw:id="id66" draw:layer="layout" svg:width="3cm" svg:height="1.1cm" svg:x="7.4cm" svg:y="14.3cm">
          <text:p text:style-name="P5"><text:span text:style-name="T3">Input correct</text:span></text:p>
          <draw:enhanced-geometry svg:viewBox="0 0 21600 21600" draw:type="rectangle" draw:enhanced-path="M 0 0 L 21600 0 21600 21600 0 21600 0 0 Z N"/>
        </draw:custom-shape>
        <draw:custom-shape draw:style-name="gr59" draw:text-style-name="P21" xml:id="id65" draw:id="id65" draw:layer="layout" svg:width="3cm" svg:height="1.1cm" svg:x="2.5cm" svg:y="14.321cm">
          <text:p text:style-name="P5"><text:span text:style-name="T3">Input incorrect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line-skew="-0.111cm" svg:x1="6.15cm" svg:y1="13.3cm" svg:x2="4cm" svg:y2="14.321cm" draw:start-shape="id64" draw:start-glue-point="2" draw:end-shape="id65" draw:end-glue-point="0" svg:d="M6150 13300v400h-2150v621" svg:viewBox="0 0 2151 1022">
          <text:p/>
        </draw:connector>
        <draw:connector draw:style-name="gr9" draw:text-style-name="P10" draw:layer="layout" draw:line-skew="-0.1cm" svg:x1="6.15cm" svg:y1="13.3cm" svg:x2="8.9cm" svg:y2="14.3cm" draw:start-shape="id64" draw:start-glue-point="2" draw:end-shape="id66" draw:end-glue-point="0" svg:d="M6150 13300v400h2750v600" svg:viewBox="0 0 2751 1001">
          <text:p/>
        </draw:connector>
        <draw:custom-shape draw:style-name="gr60" draw:text-style-name="P22" xml:id="id69" draw:id="id69" draw:layer="layout" svg:width="4.1cm" svg:height="1.1cm" svg:x="4.4cm" svg:y="21.5cm">
          <text:p text:style-name="P5"><text:span text:style-name="T3">Nouvel enchaînemen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67" draw:id="id67" draw:layer="layout" svg:width="3cm" svg:height="1.1cm" svg:x="7.4cm" svg:y="16.1cm">
          <text:p text:style-name="P5"><text:span text:style-name="T3">Input suivant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8.9cm" svg:y1="15.4cm" svg:x2="8.9cm" svg:y2="16.1cm" draw:start-shape="id66" draw:start-glue-point="2" draw:end-shape="id67" draw:end-glue-point="0" svg:d="M8900 15400v700" svg:viewBox="0 0 1 701">
          <text:p/>
        </draw:connector>
        <draw:connector draw:style-name="gr9" draw:text-style-name="P10" draw:layer="layout" draw:line-skew="-0.299cm" svg:x1="7.4cm" svg:y1="16.65cm" svg:x2="7.4cm" svg:y2="14.85cm" draw:start-shape="id67" draw:start-glue-point="3" draw:end-shape="id66" svg:d="M7400 16650h-800v-1800h800" svg:viewBox="0 0 801 1801">
          <text:p/>
        </draw:connector>
        <draw:connector draw:style-name="gr9" draw:text-style-name="P10" draw:layer="layout" draw:line-skew="-0.35cm -0.12cm" svg:x1="7.4cm" svg:y1="16.65cm" svg:x2="4cm" svg:y2="14.321cm" draw:start-shape="id67" draw:start-glue-point="3" draw:end-shape="id65" draw:end-glue-point="0" svg:d="M7400 16650h-1300v-2950h-2100v621" svg:viewBox="0 0 3401 2951">
          <text:p/>
        </draw:connector>
        <draw:custom-shape draw:style-name="gr61" draw:text-style-name="P23" draw:layer="layout" svg:width="2.1cm" svg:height="0.6cm" svg:x="5.3cm" svg:y="15.5cm">
          <text:p text:style-name="P5"><text:span text:style-name="T8">Si enchaînement</text:span></text:p>
          <text:p text:style-name="P5"><text:span text:style-name="T8">n’est pas complet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8.9cm" svg:y1="17.2cm" svg:x2="8.5cm" svg:y2="19.95cm" draw:start-shape="id67" draw:start-glue-point="2" draw:end-shape="id68" draw:end-glue-point="1" svg:d="M8900 17200v1100h101v1650h-501" svg:viewBox="0 0 502 2751">
          <text:p/>
        </draw:connector>
        <draw:custom-shape draw:style-name="gr62" draw:text-style-name="P24" draw:layer="layout" svg:width="2.5cm" svg:height="0.6cm" svg:x="7.7cm" svg:y="18cm">
          <text:p text:style-name="P5"><text:span text:style-name="T9">Si l’enchaînement</text:span></text:p>
          <text:p text:style-name="P5"><text:span text:style-name="T9">est complet</text:span></text:p>
          <draw:enhanced-geometry svg:viewBox="0 0 21600 21600" draw:type="rectangle" draw:enhanced-path="M 0 0 L 21600 0 21600 21600 0 21600 0 0 Z N"/>
        </draw:custom-shape>
        <draw:custom-shape draw:style-name="gr63" draw:text-style-name="P14" xml:id="id68" draw:id="id68" draw:layer="layout" svg:width="4.1cm" svg:height="1.1cm" svg:x="4.4cm" svg:y="19.4cm">
          <text:p text:style-name="P5"><text:span text:style-name="T3">Score++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line-skew="-2.861cm -1.699cm" svg:x1="4cm" svg:y1="15.421cm" svg:x2="4.4cm" svg:y2="22.05cm" draw:start-shape="id65" draw:start-glue-point="2" draw:end-shape="id69" draw:end-glue-point="3" svg:d="M4000 15421v179h-1800v6450h2200" svg:viewBox="0 0 2201 6630">
          <text:p/>
        </draw:connector>
        <draw:connector draw:style-name="gr9" draw:text-style-name="P10" draw:layer="layout" draw:type="line" svg:x1="6.45cm" svg:y1="20.5cm" svg:x2="6.45cm" svg:y2="21.5cm" draw:start-shape="id68" draw:start-glue-point="2" draw:end-shape="id69" draw:end-glue-point="0" svg:d="M6450 20500v1000" svg:viewBox="0 0 1 1001">
          <text:p/>
        </draw:connector>
        <draw:custom-shape draw:style-name="gr20" draw:text-style-name="P13" xml:id="id70" draw:id="id70" draw:layer="layout" svg:width="3.3cm" svg:height="1.3cm" svg:x="5.2cm" svg:y="25.3cm">
          <text:p text:style-name="P5"><text:span text:style-name="T3">Score final</text:span></text:p>
          <draw:enhanced-geometry svg:viewBox="0 0 21600 21600" draw:type="rectangle" draw:enhanced-path="M 0 0 L 21600 0 21600 21600 0 21600 0 0 Z N"/>
        </draw:custom-shape>
        <draw:custom-shape draw:style-name="gr64" draw:text-style-name="P14" xml:id="id71" draw:id="id71" draw:layer="layout" svg:width="5.1cm" svg:height="1.3cm" svg:x="13.3cm" svg:y="25.3cm">
          <text:p text:style-name="P5"><text:span text:style-name="T3">Nombre enchaînements</text:span></text:p>
          <text:p text:style-name="P5"><text:span text:style-name="T3">réalisés</text:span></text:p>
          <draw:enhanced-geometry svg:viewBox="0 0 21600 21600" draw:type="rectangle" draw:enhanced-path="M 0 0 L 21600 0 21600 21600 0 21600 0 0 Z N"/>
        </draw:custom-shape>
        <draw:connector draw:style-name="gr23" draw:text-style-name="P15" draw:layer="layout" draw:type="line" svg:x1="8.5cm" svg:y1="25.95cm" svg:x2="13.3cm" svg:y2="25.95cm" draw:start-shape="id70" draw:start-glue-point="1" draw:end-shape="id71" draw:end-glue-point="3" svg:d="M8500 25950h4800" svg:viewBox="0 0 4801 1">
          <text:p text:style-name="P5"><text:span text:style-name="T6">Liés</text:span></text:p>
        </draw:connector>
        <draw:connector draw:style-name="gr9" draw:text-style-name="P10" draw:layer="layout" svg:x1="6.15cm" svg:y1="23.5cm" svg:x2="6.85cm" svg:y2="25.3cm" draw:start-shape="id72" draw:start-glue-point="2" draw:end-shape="id70" draw:end-glue-point="0" svg:d="M6150 23500v900h700v900" svg:viewBox="0 0 701 1801">
          <text:p/>
        </draw:connector>
        <draw:connector draw:style-name="gr9" draw:text-style-name="P10" draw:layer="layout" svg:x1="15.4cm" svg:y1="21.8cm" svg:x2="6.85cm" svg:y2="25.3cm" draw:start-shape="id73" draw:start-glue-point="2" draw:end-shape="id70" draw:end-glue-point="0" svg:d="M15400 21800v1751h-8550v1749" svg:viewBox="0 0 8551 3501">
          <text:p/>
        </draw:connector>
        <draw:custom-shape draw:style-name="gr20" draw:text-style-name="P13" xml:id="id74" draw:id="id74" draw:layer="layout" svg:width="3.3cm" svg:height="1.3cm" svg:x="9.4cm" svg:y="27cm">
          <text:p text:style-name="P5"><text:span text:style-name="T3">Victoire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6.85cm" svg:y1="26.6cm" svg:x2="9.4cm" svg:y2="27.65cm" draw:start-shape="id70" draw:start-glue-point="2" draw:end-shape="id74" draw:end-glue-point="3" svg:d="M6850 26600v1050h2550" svg:viewBox="0 0 2551 1051">
          <text:p/>
        </draw:connector>
        <draw:custom-shape draw:style-name="gr62" draw:text-style-name="P24" draw:layer="layout" svg:width="2.5cm" svg:height="0.6cm" svg:x="5.4cm" svg:y="27.3cm">
          <text:p text:style-name="P5"><text:span text:style-name="T9">Si score final &gt; score</text:span></text:p>
          <text:p text:style-name="P5"><text:span text:style-name="T9">requi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4.6cm" svg:height="0.9cm" svg:x="13.1cm" svg:y="17.8cm">
          <text:p text:style-name="P5"><text:span text:style-name="T3">Score minimum requis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8.25cm" svg:y1="9.3cm" svg:x2="6.15cm" svg:y2="10.7cm" draw:start-shape="id75" draw:start-glue-point="2" draw:end-shape="id72" draw:end-glue-point="0" svg:d="M8250 9300v700h-2100v700" svg:viewBox="0 0 2101 1401">
          <text:p/>
        </draw:connector>
        <draw:connector draw:style-name="gr9" draw:text-style-name="P10" draw:layer="layout" draw:line-skew="-2.95cm" svg:x1="8.25cm" svg:y1="9.3cm" svg:x2="15.154cm" svg:y2="16.6cm" draw:start-shape="id75" draw:start-glue-point="2" draw:end-shape="id76" draw:end-glue-point="0" svg:d="M8250 9300v700h6904v6600" svg:viewBox="0 0 6905 7301">
          <text:p/>
        </draw:connector>
        <draw:connector draw:style-name="gr9" draw:text-style-name="P10" draw:layer="layout" draw:line-skew="-2.9cm" svg:x1="13.5cm" svg:y1="9.2cm" svg:x2="15.154cm" svg:y2="16.6cm" draw:start-shape="id77" draw:start-glue-point="2" draw:end-shape="id76" draw:end-glue-point="0" svg:d="M13500 9200v800h1654v6600" svg:viewBox="0 0 1655 7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ook Basic" svg:font-family="'Gentium Book Bas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3838" draw:end-color="#158466" draw:start-intensity="100%" draw:end-intensity="100%" draw:angle="300" draw:border="0%"/>
    <draw:gradient draw:name="Gradient_20_23" draw:display-name="Gradient 23" draw:style="linear" draw:start-color="#ffffd7" draw:end-color="#158466" draw:start-intensity="100%" draw:end-intensity="100%" draw:angle="900" draw:border="0%"/>
    <draw:gradient draw:name="Gradient_20_4" draw:display-name="Gradient 4" draw:style="linear" draw:start-color="#ff3838" draw:end-color="#158466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6:39:16.214000000</meta:creation-date>
    <dc:date>2020-06-01T11:50:51.056000000</dc:date>
    <meta:editing-duration>PT37M18S</meta:editing-duration>
    <meta:editing-cycles>5</meta:editing-cycles>
    <meta:generator>LibreOffice/6.2.5.2$Windows_X86_64 LibreOffice_project/1ec314fa52f458adc18c4f025c545a4e8b22c159</meta:generator>
    <meta:document-statistic meta:object-count="225"/>
  </office:meta>
</office:document-meta>
</file>